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.sender_i.routed_msg_pub.network" table:style-name="ta1">
        <table:shapes>
          <draw:frame draw:z-index="0" draw:style-name="gr1" draw:text-style-name="P1" svg:width="738.96pt" svg:height="451.02pt" svg:x="569.03pt" svg:y="79.82pt">
            <draw:object draw:notify-on-update-of-ranges="'source_1.sender_i.routed_msg_pub.network'.D2:'source_1.sender_i.routed_msg_pub.network'.D208 'source_1.sender_i.routed_msg_pub.network'.E2:'source_1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88066.16387" calcext:value-type="float">
            <text:p>1442688066.16387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688066.32608" calcext:value-type="float">
            <text:p>1442688066.32608</text:p>
          </table:table-cell>
          <table:table-cell table:formula="of:=[.G2]-[.B2]" office:value-type="float" office:value="0.16220760345459" calcext:value-type="float">
            <text:p>0.1622076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688066.22442" calcext:value-type="float">
            <text:p>1442688066.22442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0605478286743164" calcext:value-type="float">
            <text:p>0.0605478287</text:p>
          </table:table-cell>
          <table:table-cell table:formula="of:=[.C3]/([.D3]-[.D2])" office:value-type="float" office:value="1083969.50703271" calcext:value-type="float">
            <text:p>1083969.50703271</text:p>
          </table:table-cell>
          <table:table-cell/>
          <table:table-cell office:value-type="float" office:value="1442688066.34448" calcext:value-type="float">
            <text:p>1442688066.34448</text:p>
          </table:table-cell>
          <table:table-cell table:formula="of:=[.G3]-[.B3]" office:value-type="float" office:value="0.120055913925171" calcext:value-type="float">
            <text:p>0.1200559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688066.28491" calcext:value-type="float">
            <text:p>1442688066.28491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121033430099487" calcext:value-type="float">
            <text:p>0.1210334301</text:p>
          </table:table-cell>
          <table:table-cell table:formula="of:=[.C4]/([.D4]-[.D3])" office:value-type="float" office:value="1085084.68881137" calcext:value-type="float">
            <text:p>1085084.68881137</text:p>
          </table:table-cell>
          <table:table-cell/>
          <table:table-cell office:value-type="float" office:value="1442688066.36287" calcext:value-type="float">
            <text:p>1442688066.36287</text:p>
          </table:table-cell>
          <table:table-cell table:formula="of:=[.G4]-[.B4]" office:value-type="float" office:value="0.0779588222503662" calcext:value-type="float">
            <text:p>0.07795882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88066.34532" calcext:value-type="float">
            <text:p>1442688066.34532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0.181444883346558" calcext:value-type="float">
            <text:p>0.1814448833</text:p>
          </table:table-cell>
          <table:table-cell table:formula="of:=[.C5]/([.D5]-[.D4])" office:value-type="float" office:value="1086416.50667761" calcext:value-type="float">
            <text:p>1086416.50667761</text:p>
          </table:table-cell>
          <table:table-cell/>
          <table:table-cell office:value-type="float" office:value="1442688066.38227" calcext:value-type="float">
            <text:p>1442688066.38227</text:p>
          </table:table-cell>
          <table:table-cell table:formula="of:=[.G5]-[.B5]" office:value-type="float" office:value="0.0369517803192139" calcext:value-type="float">
            <text:p>0.03695178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688066.40582" calcext:value-type="float">
            <text:p>1442688066.40582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0.241944551467895" calcext:value-type="float">
            <text:p>0.2419445515</text:p>
          </table:table-cell>
          <table:table-cell table:formula="of:=[.C6]/([.D6]-[.D5])" office:value-type="float" office:value="1084832.39723512" calcext:value-type="float">
            <text:p>1084832.39723512</text:p>
          </table:table-cell>
          <table:table-cell/>
          <table:table-cell office:value-type="float" office:value="1442688066.44274" calcext:value-type="float">
            <text:p>1442688066.44274</text:p>
          </table:table-cell>
          <table:table-cell table:formula="of:=[.G6]-[.B6]" office:value-type="float" office:value="0.0369205474853516" calcext:value-type="float">
            <text:p>0.0369205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688066.4663" calcext:value-type="float">
            <text:p>1442688066.4663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0.30242919921875" calcext:value-type="float">
            <text:p>0.3024291992</text:p>
          </table:table-cell>
          <table:table-cell table:formula="of:=[.C7]/([.D7]-[.D6])" office:value-type="float" office:value="1085101.79757264" calcext:value-type="float">
            <text:p>1085101.79757264</text:p>
          </table:table-cell>
          <table:table-cell/>
          <table:table-cell office:value-type="float" office:value="1442688066.50338" calcext:value-type="float">
            <text:p>1442688066.50338</text:p>
          </table:table-cell>
          <table:table-cell table:formula="of:=[.G7]-[.B7]" office:value-type="float" office:value="0.037071704864502" calcext:value-type="float">
            <text:p>0.0370717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688066.52674" calcext:value-type="float">
            <text:p>1442688066.52674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0.362866878509521" calcext:value-type="float">
            <text:p>0.3628668785</text:p>
          </table:table-cell>
          <table:table-cell table:formula="of:=[.C8]/([.D8]-[.D7])" office:value-type="float" office:value="1085945.07218317" calcext:value-type="float">
            <text:p>1085945.07218317</text:p>
          </table:table-cell>
          <table:table-cell/>
          <table:table-cell office:value-type="float" office:value="1442688066.56355" calcext:value-type="float">
            <text:p>1442688066.56355</text:p>
          </table:table-cell>
          <table:table-cell table:formula="of:=[.G8]-[.B8]" office:value-type="float" office:value="0.0368080139160156" calcext:value-type="float">
            <text:p>0.03680801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688066.58717" calcext:value-type="float">
            <text:p>1442688066.58717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0.423296213150024" calcext:value-type="float">
            <text:p>0.4232962132</text:p>
          </table:table-cell>
          <table:table-cell table:formula="of:=[.C9]/([.D9]-[.D8])" office:value-type="float" office:value="1086095.02968133" calcext:value-type="float">
            <text:p>1086095.02968133</text:p>
          </table:table-cell>
          <table:table-cell/>
          <table:table-cell office:value-type="float" office:value="1442688066.62406" calcext:value-type="float">
            <text:p>1442688066.62406</text:p>
          </table:table-cell>
          <table:table-cell table:formula="of:=[.G9]-[.B9]" office:value-type="float" office:value="0.0368852615356445" calcext:value-type="float">
            <text:p>0.0368852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688066.64762" calcext:value-type="float">
            <text:p>1442688066.64762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0.483742237091064" calcext:value-type="float">
            <text:p>0.4837422371</text:p>
          </table:table-cell>
          <table:table-cell table:formula="of:=[.C10]/([.D10]-[.D9])" office:value-type="float" office:value="1085795.15608865" calcext:value-type="float">
            <text:p>1085795.15608865</text:p>
          </table:table-cell>
          <table:table-cell/>
          <table:table-cell office:value-type="float" office:value="1442688066.68461" calcext:value-type="float">
            <text:p>1442688066.68461</text:p>
          </table:table-cell>
          <table:table-cell table:formula="of:=[.G10]-[.B10]" office:value-type="float" office:value="0.0369882583618164" calcext:value-type="float">
            <text:p>0.03698825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688066.70809" calcext:value-type="float">
            <text:p>1442688066.70809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0.544210433959961" calcext:value-type="float">
            <text:p>0.544210434</text:p>
          </table:table-cell>
          <table:table-cell table:formula="of:=[.C11]/([.D11]-[.D10])" office:value-type="float" office:value="1085397.00865067" calcext:value-type="float">
            <text:p>1085397.00865067</text:p>
          </table:table-cell>
          <table:table-cell/>
          <table:table-cell office:value-type="float" office:value="1442688066.74502" calcext:value-type="float">
            <text:p>1442688066.74502</text:p>
          </table:table-cell>
          <table:table-cell table:formula="of:=[.G11]-[.B11]" office:value-type="float" office:value="0.0369331836700439" calcext:value-type="float">
            <text:p>0.03693318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688066.76856" calcext:value-type="float">
            <text:p>1442688066.76856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0.60468864440918" calcext:value-type="float">
            <text:p>0.6046886444</text:p>
          </table:table-cell>
          <table:table-cell table:formula="of:=[.C12]/([.D12]-[.D11])" office:value-type="float" office:value="1085217.2958244" calcext:value-type="float">
            <text:p>1085217.2958244</text:p>
          </table:table-cell>
          <table:table-cell/>
          <table:table-cell office:value-type="float" office:value="1442688066.80549" calcext:value-type="float">
            <text:p>1442688066.80549</text:p>
          </table:table-cell>
          <table:table-cell table:formula="of:=[.G12]-[.B12]" office:value-type="float" office:value="0.0369267463684082" calcext:value-type="float">
            <text:p>0.0369267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688066.82897" calcext:value-type="float">
            <text:p>1442688066.82897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0.665098428726196" calcext:value-type="float">
            <text:p>0.6650984287</text:p>
          </table:table-cell>
          <table:table-cell table:formula="of:=[.C13]/([.D13]-[.D12])" office:value-type="float" office:value="1086446.52090758" calcext:value-type="float">
            <text:p>1086446.52090758</text:p>
          </table:table-cell>
          <table:table-cell/>
          <table:table-cell office:value-type="float" office:value="1442688066.86589" calcext:value-type="float">
            <text:p>1442688066.86589</text:p>
          </table:table-cell>
          <table:table-cell table:formula="of:=[.G13]-[.B13]" office:value-type="float" office:value="0.0369210243225098" calcext:value-type="float">
            <text:p>0.0369210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688066.88945" calcext:value-type="float">
            <text:p>1442688066.88945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0.725571870803833" calcext:value-type="float">
            <text:p>0.7255718708</text:p>
          </table:table-cell>
          <table:table-cell table:formula="of:=[.C14]/([.D14]-[.D13])" office:value-type="float" office:value="1085302.86593809" calcext:value-type="float">
            <text:p>1085302.86593809</text:p>
          </table:table-cell>
          <table:table-cell/>
          <table:table-cell office:value-type="float" office:value="1442688066.92635" calcext:value-type="float">
            <text:p>1442688066.92635</text:p>
          </table:table-cell>
          <table:table-cell table:formula="of:=[.G14]-[.B14]" office:value-type="float" office:value="0.0369079113006592" calcext:value-type="float">
            <text:p>0.03690791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688066.94992" calcext:value-type="float">
            <text:p>1442688066.94992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0.78604793548584" calcext:value-type="float">
            <text:p>0.7860479355</text:p>
          </table:table-cell>
          <table:table-cell table:formula="of:=[.C15]/([.D15]-[.D14])" office:value-type="float" office:value="1085255.80070568" calcext:value-type="float">
            <text:p>1085255.80070568</text:p>
          </table:table-cell>
          <table:table-cell/>
          <table:table-cell office:value-type="float" office:value="1442688066.98678" calcext:value-type="float">
            <text:p>1442688066.98678</text:p>
          </table:table-cell>
          <table:table-cell table:formula="of:=[.G15]-[.B15]" office:value-type="float" office:value="0.0368592739105225" calcext:value-type="float">
            <text:p>0.03685927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688080.01435" calcext:value-type="float">
            <text:p>1442688080.01435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13.8504765033722" calcext:value-type="float">
            <text:p>13.8504765034</text:p>
          </table:table-cell>
          <table:table-cell table:formula="of:=[.C16]/([.D16]-[.D15])" office:value-type="float" office:value="5023.71762063363" calcext:value-type="float">
            <text:p>5023.7176206336</text:p>
          </table:table-cell>
          <table:table-cell/>
          <table:table-cell office:value-type="float" office:value="1442688080.05921" calcext:value-type="float">
            <text:p>1442688080.05921</text:p>
          </table:table-cell>
          <table:table-cell table:formula="of:=[.G16]-[.B16]" office:value-type="float" office:value="0.0448563098907471" calcext:value-type="float">
            <text:p>0.0448563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688080.09691" calcext:value-type="float">
            <text:p>1442688080.09691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13.9330356121063" calcext:value-type="float">
            <text:p>13.9330356121</text:p>
          </table:table-cell>
          <table:table-cell table:formula="of:=[.C17]/([.D17]-[.D16])" office:value-type="float" office:value="794969.822304622" calcext:value-type="float">
            <text:p>794969.822304622</text:p>
          </table:table-cell>
          <table:table-cell/>
          <table:table-cell office:value-type="float" office:value="1442688080.1417" calcext:value-type="float">
            <text:p>1442688080.1417</text:p>
          </table:table-cell>
          <table:table-cell table:formula="of:=[.G17]-[.B17]" office:value-type="float" office:value="0.0447931289672852" calcext:value-type="float">
            <text:p>0.0447931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688080.17942" calcext:value-type="float">
            <text:p>1442688080.17942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4.0155501365662" calcext:value-type="float">
            <text:p>14.0155501366</text:p>
          </table:table-cell>
          <table:table-cell table:formula="of:=[.C18]/([.D18]-[.D17])" office:value-type="float" office:value="795399.360653701" calcext:value-type="float">
            <text:p>795399.360653701</text:p>
          </table:table-cell>
          <table:table-cell/>
          <table:table-cell office:value-type="float" office:value="1442688080.22419" calcext:value-type="float">
            <text:p>1442688080.22419</text:p>
          </table:table-cell>
          <table:table-cell table:formula="of:=[.G18]-[.B18]" office:value-type="float" office:value="0.0447671413421631" calcext:value-type="float">
            <text:p>0.04476714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688080.26193" calcext:value-type="float">
            <text:p>1442688080.26193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4.0980525016785" calcext:value-type="float">
            <text:p>14.0980525017</text:p>
          </table:table-cell>
          <table:table-cell table:formula="of:=[.C19]/([.D19]-[.D18])" office:value-type="float" office:value="795516.588047625" calcext:value-type="float">
            <text:p>795516.588047625</text:p>
          </table:table-cell>
          <table:table-cell/>
          <table:table-cell office:value-type="float" office:value="1442688080.30663" calcext:value-type="float">
            <text:p>1442688080.30663</text:p>
          </table:table-cell>
          <table:table-cell table:formula="of:=[.G19]-[.B19]" office:value-type="float" office:value="0.0446991920471191" calcext:value-type="float">
            <text:p>0.0446991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688080.3444" calcext:value-type="float">
            <text:p>1442688080.3444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4.1805241107941" calcext:value-type="float">
            <text:p>14.1805241108</text:p>
          </table:table-cell>
          <table:table-cell table:formula="of:=[.C20]/([.D20]-[.D19])" office:value-type="float" office:value="795813.25869371" calcext:value-type="float">
            <text:p>795813.25869371</text:p>
          </table:table-cell>
          <table:table-cell/>
          <table:table-cell office:value-type="float" office:value="1442688080.3891" calcext:value-type="float">
            <text:p>1442688080.3891</text:p>
          </table:table-cell>
          <table:table-cell table:formula="of:=[.G20]-[.B20]" office:value-type="float" office:value="0.0446984767913818" calcext:value-type="float">
            <text:p>0.04469847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688080.42694" calcext:value-type="float">
            <text:p>1442688080.42694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4.263067483902" calcext:value-type="float">
            <text:p>14.2630674839</text:p>
          </table:table-cell>
          <table:table-cell table:formula="of:=[.C21]/([.D21]-[.D20])" office:value-type="float" office:value="795121.371090546" calcext:value-type="float">
            <text:p>795121.371090546</text:p>
          </table:table-cell>
          <table:table-cell/>
          <table:table-cell office:value-type="float" office:value="1442688080.47176" calcext:value-type="float">
            <text:p>1442688080.47176</text:p>
          </table:table-cell>
          <table:table-cell table:formula="of:=[.G21]-[.B21]" office:value-type="float" office:value="0.0448150634765625" calcext:value-type="float">
            <text:p>0.04481506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688080.50936" calcext:value-type="float">
            <text:p>1442688080.50936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4.3454842567444" calcext:value-type="float">
            <text:p>14.3454842567</text:p>
          </table:table-cell>
          <table:table-cell table:formula="of:=[.C22]/([.D22]-[.D21])" office:value-type="float" office:value="796342.755685155" calcext:value-type="float">
            <text:p>796342.755685155</text:p>
          </table:table-cell>
          <table:table-cell/>
          <table:table-cell office:value-type="float" office:value="1442688080.55417" calcext:value-type="float">
            <text:p>1442688080.55417</text:p>
          </table:table-cell>
          <table:table-cell table:formula="of:=[.G22]-[.B22]" office:value-type="float" office:value="0.0448124408721924" calcext:value-type="float">
            <text:p>0.04481244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688080.5918" calcext:value-type="float">
            <text:p>1442688080.5918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4.4279284477234" calcext:value-type="float">
            <text:p>14.4279284477</text:p>
          </table:table-cell>
          <table:table-cell table:formula="of:=[.C23]/([.D23]-[.D22])" office:value-type="float" office:value="796077.919143079" calcext:value-type="float">
            <text:p>796077.919143079</text:p>
          </table:table-cell>
          <table:table-cell/>
          <table:table-cell office:value-type="float" office:value="1442688080.63656" calcext:value-type="float">
            <text:p>1442688080.63656</text:p>
          </table:table-cell>
          <table:table-cell table:formula="of:=[.G23]-[.B23]" office:value-type="float" office:value="0.0447533130645752" calcext:value-type="float">
            <text:p>0.04475331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688080.67425" calcext:value-type="float">
            <text:p>1442688080.67425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4.5103714466095" calcext:value-type="float">
            <text:p>14.5103714466</text:p>
          </table:table-cell>
          <table:table-cell table:formula="of:=[.C24]/([.D24]-[.D23])" office:value-type="float" office:value="796089.430112409" calcext:value-type="float">
            <text:p>796089.430112409</text:p>
          </table:table-cell>
          <table:table-cell/>
          <table:table-cell office:value-type="float" office:value="1442688080.719" calcext:value-type="float">
            <text:p>1442688080.719</text:p>
          </table:table-cell>
          <table:table-cell table:formula="of:=[.G24]-[.B24]" office:value-type="float" office:value="0.0447583198547363" calcext:value-type="float">
            <text:p>0.04475831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688080.75671" calcext:value-type="float">
            <text:p>1442688080.75671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4.5928311347961" calcext:value-type="float">
            <text:p>14.5928311348</text:p>
          </table:table-cell>
          <table:table-cell table:formula="of:=[.C25]/([.D25]-[.D24])" office:value-type="float" office:value="795928.306828466" calcext:value-type="float">
            <text:p>795928.306828466</text:p>
          </table:table-cell>
          <table:table-cell/>
          <table:table-cell office:value-type="float" office:value="1442688080.8014" calcext:value-type="float">
            <text:p>1442688080.8014</text:p>
          </table:table-cell>
          <table:table-cell table:formula="of:=[.G25]-[.B25]" office:value-type="float" office:value="0.0446979999542236" calcext:value-type="float">
            <text:p>0.0446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688080.83911" calcext:value-type="float">
            <text:p>1442688080.83911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4.6752400398254" calcext:value-type="float">
            <text:p>14.6752400398</text:p>
          </table:table-cell>
          <table:table-cell table:formula="of:=[.C26]/([.D26]-[.D25])" office:value-type="float" office:value="796418.784798408" calcext:value-type="float">
            <text:p>796418.784798408</text:p>
          </table:table-cell>
          <table:table-cell/>
          <table:table-cell office:value-type="float" office:value="1442688080.88386" calcext:value-type="float">
            <text:p>1442688080.88386</text:p>
          </table:table-cell>
          <table:table-cell table:formula="of:=[.G26]-[.B26]" office:value-type="float" office:value="0.0447416305541992" calcext:value-type="float">
            <text:p>0.04474163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688080.92173" calcext:value-type="float">
            <text:p>1442688080.92173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4.7578551769257" calcext:value-type="float">
            <text:p>14.7578551769</text:p>
          </table:table-cell>
          <table:table-cell table:formula="of:=[.C27]/([.D27]-[.D26])" office:value-type="float" office:value="794430.685509635" calcext:value-type="float">
            <text:p>794430.685509635</text:p>
          </table:table-cell>
          <table:table-cell/>
          <table:table-cell office:value-type="float" office:value="1442688080.96642" calcext:value-type="float">
            <text:p>1442688080.96642</text:p>
          </table:table-cell>
          <table:table-cell table:formula="of:=[.G27]-[.B27]" office:value-type="float" office:value="0.0446858406066895" calcext:value-type="float">
            <text:p>0.04468584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688081.00423" calcext:value-type="float">
            <text:p>1442688081.00423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4.8403527736664" calcext:value-type="float">
            <text:p>14.8403527737</text:p>
          </table:table-cell>
          <table:table-cell table:formula="of:=[.C28]/([.D28]-[.D27])" office:value-type="float" office:value="795562.569007572" calcext:value-type="float">
            <text:p>795562.569007572</text:p>
          </table:table-cell>
          <table:table-cell/>
          <table:table-cell office:value-type="float" office:value="1442688081.0484" calcext:value-type="float">
            <text:p>1442688081.0484</text:p>
          </table:table-cell>
          <table:table-cell table:formula="of:=[.G28]-[.B28]" office:value-type="float" office:value="0.04416823387146" calcext:value-type="float">
            <text:p>0.04416823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688081.08296" calcext:value-type="float">
            <text:p>1442688081.08296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4.9190828800201" calcext:value-type="float">
            <text:p>14.91908288</text:p>
          </table:table-cell>
          <table:table-cell table:formula="of:=[.C29]/([.D29]-[.D28])" office:value-type="float" office:value="833632.812651037" calcext:value-type="float">
            <text:p>833632.812651037</text:p>
          </table:table-cell>
          <table:table-cell/>
          <table:table-cell office:value-type="float" office:value="1442688081.12698" calcext:value-type="float">
            <text:p>1442688081.12698</text:p>
          </table:table-cell>
          <table:table-cell table:formula="of:=[.G29]-[.B29]" office:value-type="float" office:value="0.0440187454223633" calcext:value-type="float">
            <text:p>0.04401874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688081.16152" calcext:value-type="float">
            <text:p>1442688081.16152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4.9976484775543" calcext:value-type="float">
            <text:p>14.9976484776</text:p>
          </table:table-cell>
          <table:table-cell table:formula="of:=[.C30]/([.D30]-[.D29])" office:value-type="float" office:value="835378.359738778" calcext:value-type="float">
            <text:p>835378.359738778</text:p>
          </table:table-cell>
          <table:table-cell/>
          <table:table-cell office:value-type="float" office:value="1442688081.20554" calcext:value-type="float">
            <text:p>1442688081.20554</text:p>
          </table:table-cell>
          <table:table-cell table:formula="of:=[.G30]-[.B30]" office:value-type="float" office:value="0.0440175533294678" calcext:value-type="float">
            <text:p>0.04401755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688081.24006" calcext:value-type="float">
            <text:p>1442688081.24006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5.0761866569519" calcext:value-type="float">
            <text:p>15.076186657</text:p>
          </table:table-cell>
          <table:table-cell table:formula="of:=[.C31]/([.D31]-[.D30])" office:value-type="float" office:value="835669.995197518" calcext:value-type="float">
            <text:p>835669.995197518</text:p>
          </table:table-cell>
          <table:table-cell/>
          <table:table-cell office:value-type="float" office:value="1442688081.28408" calcext:value-type="float">
            <text:p>1442688081.28408</text:p>
          </table:table-cell>
          <table:table-cell table:formula="of:=[.G31]-[.B31]" office:value-type="float" office:value="0.0440206527709961" calcext:value-type="float">
            <text:p>0.04402065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688081.31875" calcext:value-type="float">
            <text:p>1442688081.31875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5.1548721790314" calcext:value-type="float">
            <text:p>15.154872179</text:p>
          </table:table-cell>
          <table:table-cell table:formula="of:=[.C32]/([.D32]-[.D31])" office:value-type="float" office:value="834105.160206163" calcext:value-type="float">
            <text:p>834105.160206163</text:p>
          </table:table-cell>
          <table:table-cell/>
          <table:table-cell office:value-type="float" office:value="1442688081.36273" calcext:value-type="float">
            <text:p>1442688081.36273</text:p>
          </table:table-cell>
          <table:table-cell table:formula="of:=[.G32]-[.B32]" office:value-type="float" office:value="0.0439791679382324" calcext:value-type="float">
            <text:p>0.04397916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688081.39737" calcext:value-type="float">
            <text:p>1442688081.39737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15.2334988117218" calcext:value-type="float">
            <text:p>15.2334988117</text:p>
          </table:table-cell>
          <table:table-cell table:formula="of:=[.C33]/([.D33]-[.D32])" office:value-type="float" office:value="834729.884190864" calcext:value-type="float">
            <text:p>834729.884190864</text:p>
          </table:table-cell>
          <table:table-cell/>
          <table:table-cell office:value-type="float" office:value="1442688081.44137" calcext:value-type="float">
            <text:p>1442688081.44137</text:p>
          </table:table-cell>
          <table:table-cell table:formula="of:=[.G33]-[.B33]" office:value-type="float" office:value="0.0439932346343994" calcext:value-type="float">
            <text:p>0.04399323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688081.47593" calcext:value-type="float">
            <text:p>1442688081.47593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15.3120543956757" calcext:value-type="float">
            <text:p>15.3120543957</text:p>
          </table:table-cell>
          <table:table-cell table:formula="of:=[.C34]/([.D34]-[.D33])" office:value-type="float" office:value="835484.846482096" calcext:value-type="float">
            <text:p>835484.846482096</text:p>
          </table:table-cell>
          <table:table-cell/>
          <table:table-cell office:value-type="float" office:value="1442688081.52003" calcext:value-type="float">
            <text:p>1442688081.52003</text:p>
          </table:table-cell>
          <table:table-cell table:formula="of:=[.G34]-[.B34]" office:value-type="float" office:value="0.0440990924835205" calcext:value-type="float">
            <text:p>0.04409909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688081.55345" calcext:value-type="float">
            <text:p>1442688081.55345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15.3895726203918" calcext:value-type="float">
            <text:p>15.3895726204</text:p>
          </table:table-cell>
          <table:table-cell table:formula="of:=[.C35]/([.D35]-[.D34])" office:value-type="float" office:value="846665.416297846" calcext:value-type="float">
            <text:p>846665.416297846</text:p>
          </table:table-cell>
          <table:table-cell/>
          <table:table-cell office:value-type="float" office:value="1442688081.59745" calcext:value-type="float">
            <text:p>1442688081.59745</text:p>
          </table:table-cell>
          <table:table-cell table:formula="of:=[.G35]-[.B35]" office:value-type="float" office:value="0.0440032482147217" calcext:value-type="float">
            <text:p>0.04400324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688081.632" calcext:value-type="float">
            <text:p>1442688081.632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15.4681248664856" calcext:value-type="float">
            <text:p>15.4681248665</text:p>
          </table:table-cell>
          <table:table-cell table:formula="of:=[.C36]/([.D36]-[.D35])" office:value-type="float" office:value="835520.348096348" calcext:value-type="float">
            <text:p>835520.348096348</text:p>
          </table:table-cell>
          <table:table-cell/>
          <table:table-cell office:value-type="float" office:value="1442688081.67596" calcext:value-type="float">
            <text:p>1442688081.67596</text:p>
          </table:table-cell>
          <table:table-cell table:formula="of:=[.G36]-[.B36]" office:value-type="float" office:value="0.0439603328704834" calcext:value-type="float">
            <text:p>0.04396033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688081.71055" calcext:value-type="float">
            <text:p>1442688081.71055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15.5466783046722" calcext:value-type="float">
            <text:p>15.5466783047</text:p>
          </table:table-cell>
          <table:table-cell table:formula="of:=[.C37]/([.D37]-[.D36])" office:value-type="float" office:value="835507.668602057" calcext:value-type="float">
            <text:p>835507.668602057</text:p>
          </table:table-cell>
          <table:table-cell/>
          <table:table-cell office:value-type="float" office:value="1442688081.75459" calcext:value-type="float">
            <text:p>1442688081.75459</text:p>
          </table:table-cell>
          <table:table-cell table:formula="of:=[.G37]-[.B37]" office:value-type="float" office:value="0.0440397262573242" calcext:value-type="float">
            <text:p>0.04403972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688081.78909" calcext:value-type="float">
            <text:p>1442688081.78909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15.6252195835114" calcext:value-type="float">
            <text:p>15.6252195835</text:p>
          </table:table-cell>
          <table:table-cell table:formula="of:=[.C38]/([.D38]-[.D37])" office:value-type="float" office:value="835637.017503172" calcext:value-type="float">
            <text:p>835637.017503172</text:p>
          </table:table-cell>
          <table:table-cell/>
          <table:table-cell office:value-type="float" office:value="1442688081.83303" calcext:value-type="float">
            <text:p>1442688081.83303</text:p>
          </table:table-cell>
          <table:table-cell table:formula="of:=[.G38]-[.B38]" office:value-type="float" office:value="0.0439369678497314" calcext:value-type="float">
            <text:p>0.04393696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688081.86764" calcext:value-type="float">
            <text:p>1442688081.86764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5.7037601470947" calcext:value-type="float">
            <text:p>15.7037601471</text:p>
          </table:table-cell>
          <table:table-cell table:formula="of:=[.C39]/([.D39]-[.D38])" office:value-type="float" office:value="835644.627509312" calcext:value-type="float">
            <text:p>835644.627509312</text:p>
          </table:table-cell>
          <table:table-cell/>
          <table:table-cell office:value-type="float" office:value="1442688081.91167" calcext:value-type="float">
            <text:p>1442688081.91167</text:p>
          </table:table-cell>
          <table:table-cell table:formula="of:=[.G39]-[.B39]" office:value-type="float" office:value="0.044039249420166" calcext:value-type="float">
            <text:p>0.04403924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688081.9463" calcext:value-type="float">
            <text:p>1442688081.9463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5.7824237346649" calcext:value-type="float">
            <text:p>15.7824237347</text:p>
          </table:table-cell>
          <table:table-cell table:formula="of:=[.C40]/([.D40]-[.D39])" office:value-type="float" office:value="834337.741606782" calcext:value-type="float">
            <text:p>834337.741606782</text:p>
          </table:table-cell>
          <table:table-cell/>
          <table:table-cell office:value-type="float" office:value="1442688081.99036" calcext:value-type="float">
            <text:p>1442688081.99036</text:p>
          </table:table-cell>
          <table:table-cell table:formula="of:=[.G40]-[.B40]" office:value-type="float" office:value="0.0440616607666016" calcext:value-type="float">
            <text:p>0.04406166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688082.0209" calcext:value-type="float">
            <text:p>1442688082.0209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5.8570256233215" calcext:value-type="float">
            <text:p>15.8570256233</text:p>
          </table:table-cell>
          <table:table-cell table:formula="of:=[.C41]/([.D41]-[.D40])" office:value-type="float" office:value="879763.249722758" calcext:value-type="float">
            <text:p>879763.249722758</text:p>
          </table:table-cell>
          <table:table-cell/>
          <table:table-cell office:value-type="float" office:value="1442688082.06267" calcext:value-type="float">
            <text:p>1442688082.06267</text:p>
          </table:table-cell>
          <table:table-cell table:formula="of:=[.G41]-[.B41]" office:value-type="float" office:value="0.0417673587799072" calcext:value-type="float">
            <text:p>0.04176735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688082.08533" calcext:value-type="float">
            <text:p>1442688082.08533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5.9214560985565" calcext:value-type="float">
            <text:p>15.9214560986</text:p>
          </table:table-cell>
          <table:table-cell table:formula="of:=[.C42]/([.D42]-[.D41])" office:value-type="float" office:value="1018648.39209446" calcext:value-type="float">
            <text:p>1018648.39209446</text:p>
          </table:table-cell>
          <table:table-cell/>
          <table:table-cell office:value-type="float" office:value="1442688082.127" calcext:value-type="float">
            <text:p>1442688082.127</text:p>
          </table:table-cell>
          <table:table-cell table:formula="of:=[.G42]-[.B42]" office:value-type="float" office:value="0.0416686534881592" calcext:value-type="float">
            <text:p>0.04166865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688082.14975" calcext:value-type="float">
            <text:p>1442688082.14975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5.985874414444" calcext:value-type="float">
            <text:p>15.9858744144</text:p>
          </table:table-cell>
          <table:table-cell table:formula="of:=[.C43]/([.D43]-[.D42])" office:value-type="float" office:value="1018840.66815204" calcext:value-type="float">
            <text:p>1018840.66815204</text:p>
          </table:table-cell>
          <table:table-cell/>
          <table:table-cell office:value-type="float" office:value="1442688082.1914" calcext:value-type="float">
            <text:p>1442688082.1914</text:p>
          </table:table-cell>
          <table:table-cell table:formula="of:=[.G43]-[.B43]" office:value-type="float" office:value="0.0416495800018311" calcext:value-type="float">
            <text:p>0.041649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688082.2142" calcext:value-type="float">
            <text:p>1442688082.2142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6.0503258705139" calcext:value-type="float">
            <text:p>16.0503258705</text:p>
          </table:table-cell>
          <table:table-cell table:formula="of:=[.C44]/([.D44]-[.D43])" office:value-type="float" office:value="1018316.79223465" calcext:value-type="float">
            <text:p>1018316.79223465</text:p>
          </table:table-cell>
          <table:table-cell/>
          <table:table-cell office:value-type="float" office:value="1442688082.25588" calcext:value-type="float">
            <text:p>1442688082.25588</text:p>
          </table:table-cell>
          <table:table-cell table:formula="of:=[.G44]-[.B44]" office:value-type="float" office:value="0.0416781902313232" calcext:value-type="float">
            <text:p>0.04167819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688082.2786" calcext:value-type="float">
            <text:p>1442688082.2786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6.1147274971008" calcext:value-type="float">
            <text:p>16.1147274971</text:p>
          </table:table-cell>
          <table:table-cell table:formula="of:=[.C45]/([.D45]-[.D44])" office:value-type="float" office:value="1019104.69468384" calcext:value-type="float">
            <text:p>1019104.69468384</text:p>
          </table:table-cell>
          <table:table-cell/>
          <table:table-cell office:value-type="float" office:value="1442688082.32029" calcext:value-type="float">
            <text:p>1442688082.32029</text:p>
          </table:table-cell>
          <table:table-cell table:formula="of:=[.G45]-[.B45]" office:value-type="float" office:value="0.0416851043701172" calcext:value-type="float">
            <text:p>0.04168510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688082.34307" calcext:value-type="float">
            <text:p>1442688082.34307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6.1791942119598" calcext:value-type="float">
            <text:p>16.179194212</text:p>
          </table:table-cell>
          <table:table-cell table:formula="of:=[.C46]/([.D46]-[.D45])" office:value-type="float" office:value="1018075.76426905" calcext:value-type="float">
            <text:p>1018075.76426905</text:p>
          </table:table-cell>
          <table:table-cell/>
          <table:table-cell office:value-type="float" office:value="1442688082.38468" calcext:value-type="float">
            <text:p>1442688082.38468</text:p>
          </table:table-cell>
          <table:table-cell table:formula="of:=[.G46]-[.B46]" office:value-type="float" office:value="0.0416090488433838" calcext:value-type="float">
            <text:p>0.04160904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688082.40749" calcext:value-type="float">
            <text:p>1442688082.40749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6.2436168193817" calcext:value-type="float">
            <text:p>16.2436168194</text:p>
          </table:table-cell>
          <table:table-cell table:formula="of:=[.C47]/([.D47]-[.D46])" office:value-type="float" office:value="1018772.7977262" calcext:value-type="float">
            <text:p>1018772.7977262</text:p>
          </table:table-cell>
          <table:table-cell/>
          <table:table-cell office:value-type="float" office:value="1442688082.44921" calcext:value-type="float">
            <text:p>1442688082.44921</text:p>
          </table:table-cell>
          <table:table-cell table:formula="of:=[.G47]-[.B47]" office:value-type="float" office:value="0.0417137145996094" calcext:value-type="float">
            <text:p>0.04171371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688082.47187" calcext:value-type="float">
            <text:p>1442688082.47187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6.3079936504364" calcext:value-type="float">
            <text:p>16.3079936504</text:p>
          </table:table-cell>
          <table:table-cell table:formula="of:=[.C48]/([.D48]-[.D47])" office:value-type="float" office:value="1019497.2154539" calcext:value-type="float">
            <text:p>1019497.2154539</text:p>
          </table:table-cell>
          <table:table-cell/>
          <table:table-cell office:value-type="float" office:value="1442688082.51351" calcext:value-type="float">
            <text:p>1442688082.51351</text:p>
          </table:table-cell>
          <table:table-cell table:formula="of:=[.G48]-[.B48]" office:value-type="float" office:value="0.0416407585144043" calcext:value-type="float">
            <text:p>0.04164075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688082.53636" calcext:value-type="float">
            <text:p>1442688082.53636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6.3724825382233" calcext:value-type="float">
            <text:p>16.3724825382</text:p>
          </table:table-cell>
          <table:table-cell table:formula="of:=[.C49]/([.D49]-[.D48])" office:value-type="float" office:value="1017725.72380086" calcext:value-type="float">
            <text:p>1017725.72380086</text:p>
          </table:table-cell>
          <table:table-cell/>
          <table:table-cell office:value-type="float" office:value="1442688082.57805" calcext:value-type="float">
            <text:p>1442688082.57805</text:p>
          </table:table-cell>
          <table:table-cell table:formula="of:=[.G49]-[.B49]" office:value-type="float" office:value="0.0416958332061768" calcext:value-type="float">
            <text:p>0.04169583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688082.60078" calcext:value-type="float">
            <text:p>1442688082.60078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6.4369101524353" calcext:value-type="float">
            <text:p>16.4369101524</text:p>
          </table:table-cell>
          <table:table-cell table:formula="of:=[.C50]/([.D50]-[.D49])" office:value-type="float" office:value="1018693.62699044" calcext:value-type="float">
            <text:p>1018693.62699044</text:p>
          </table:table-cell>
          <table:table-cell/>
          <table:table-cell office:value-type="float" office:value="1442688082.64248" calcext:value-type="float">
            <text:p>1442688082.64248</text:p>
          </table:table-cell>
          <table:table-cell table:formula="of:=[.G50]-[.B50]" office:value-type="float" office:value="0.0416939258575439" calcext:value-type="float">
            <text:p>0.04169392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688082.6652" calcext:value-type="float">
            <text:p>1442688082.6652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6.5013213157654" calcext:value-type="float">
            <text:p>16.5013213158</text:p>
          </table:table-cell>
          <table:table-cell table:formula="of:=[.C51]/([.D51]-[.D50])" office:value-type="float" office:value="1018953.8056263" calcext:value-type="float">
            <text:p>1018953.8056263</text:p>
          </table:table-cell>
          <table:table-cell/>
          <table:table-cell office:value-type="float" office:value="1442688082.7069" calcext:value-type="float">
            <text:p>1442688082.7069</text:p>
          </table:table-cell>
          <table:table-cell table:formula="of:=[.G51]-[.B51]" office:value-type="float" office:value="0.0417006015777588" calcext:value-type="float">
            <text:p>0.04170060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688082.72965" calcext:value-type="float">
            <text:p>1442688082.72965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6.5657765865326" calcext:value-type="float">
            <text:p>16.5657765865</text:p>
          </table:table-cell>
          <table:table-cell table:formula="of:=[.C52]/([.D52]-[.D51])" office:value-type="float" office:value="1018256.52454456" calcext:value-type="float">
            <text:p>1018256.52454456</text:p>
          </table:table-cell>
          <table:table-cell/>
          <table:table-cell office:value-type="float" office:value="1442688082.77139" calcext:value-type="float">
            <text:p>1442688082.77139</text:p>
          </table:table-cell>
          <table:table-cell table:formula="of:=[.G52]-[.B52]" office:value-type="float" office:value="0.041733980178833" calcext:value-type="float">
            <text:p>0.04173398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688082.79404" calcext:value-type="float">
            <text:p>1442688082.79404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6.6301686763763" calcext:value-type="float">
            <text:p>16.6301686764</text:p>
          </table:table-cell>
          <table:table-cell table:formula="of:=[.C53]/([.D53]-[.D52])" office:value-type="float" office:value="1019255.62843602" calcext:value-type="float">
            <text:p>1019255.62843602</text:p>
          </table:table-cell>
          <table:table-cell/>
          <table:table-cell office:value-type="float" office:value="1442688082.83573" calcext:value-type="float">
            <text:p>1442688082.83573</text:p>
          </table:table-cell>
          <table:table-cell table:formula="of:=[.G53]-[.B53]" office:value-type="float" office:value="0.0416858196258545" calcext:value-type="float">
            <text:p>0.0416858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688082.85847" calcext:value-type="float">
            <text:p>1442688082.85847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6.6945927143097" calcext:value-type="float">
            <text:p>16.6945927143</text:p>
          </table:table-cell>
          <table:table-cell table:formula="of:=[.C54]/([.D54]-[.D53])" office:value-type="float" office:value="1018750.1762603" calcext:value-type="float">
            <text:p>1018750.1762603</text:p>
          </table:table-cell>
          <table:table-cell/>
          <table:table-cell office:value-type="float" office:value="1442688082.90017" calcext:value-type="float">
            <text:p>1442688082.90017</text:p>
          </table:table-cell>
          <table:table-cell table:formula="of:=[.G54]-[.B54]" office:value-type="float" office:value="0.0416991710662842" calcext:value-type="float">
            <text:p>0.04169917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688082.92291" calcext:value-type="float">
            <text:p>1442688082.92291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6.7590372562408" calcext:value-type="float">
            <text:p>16.7590372562</text:p>
          </table:table-cell>
          <table:table-cell table:formula="of:=[.C55]/([.D55]-[.D54])" office:value-type="float" office:value="1018426.04560858" calcext:value-type="float">
            <text:p>1018426.04560858</text:p>
          </table:table-cell>
          <table:table-cell/>
          <table:table-cell office:value-type="float" office:value="1442688082.96455" calcext:value-type="float">
            <text:p>1442688082.96455</text:p>
          </table:table-cell>
          <table:table-cell table:formula="of:=[.G55]-[.B55]" office:value-type="float" office:value="0.0416355133056641" calcext:value-type="float">
            <text:p>0.04163551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688082.98733" calcext:value-type="float">
            <text:p>1442688082.98733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6.823456287384" calcext:value-type="float">
            <text:p>16.8234562874</text:p>
          </table:table-cell>
          <table:table-cell table:formula="of:=[.C56]/([.D56]-[.D55])" office:value-type="float" office:value="1018829.35578642" calcext:value-type="float">
            <text:p>1018829.35578642</text:p>
          </table:table-cell>
          <table:table-cell/>
          <table:table-cell office:value-type="float" office:value="1442688083.02882" calcext:value-type="float">
            <text:p>1442688083.02882</text:p>
          </table:table-cell>
          <table:table-cell table:formula="of:=[.G56]-[.B56]" office:value-type="float" office:value="0.041489839553833" calcext:value-type="float">
            <text:p>0.04148983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688083.05397" calcext:value-type="float">
            <text:p>1442688083.05397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6.8900969028473" calcext:value-type="float">
            <text:p>16.8900969028</text:p>
          </table:table-cell>
          <table:table-cell table:formula="of:=[.C57]/([.D57]-[.D56])" office:value-type="float" office:value="984864.853719532" calcext:value-type="float">
            <text:p>984864.853719532</text:p>
          </table:table-cell>
          <table:table-cell/>
          <table:table-cell office:value-type="float" office:value="1442688083.09388" calcext:value-type="float">
            <text:p>1442688083.09388</text:p>
          </table:table-cell>
          <table:table-cell table:formula="of:=[.G57]-[.B57]" office:value-type="float" office:value="0.039909839630127" calcext:value-type="float">
            <text:p>0.03990983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688083.12055" calcext:value-type="float">
            <text:p>1442688083.12055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6.9566740989685" calcext:value-type="float">
            <text:p>16.956674099</text:p>
          </table:table-cell>
          <table:table-cell table:formula="of:=[.C58]/([.D58]-[.D57])" office:value-type="float" office:value="985803.004988451" calcext:value-type="float">
            <text:p>985803.004988451</text:p>
          </table:table-cell>
          <table:table-cell/>
          <table:table-cell office:value-type="float" office:value="1442688083.16046" calcext:value-type="float">
            <text:p>1442688083.16046</text:p>
          </table:table-cell>
          <table:table-cell table:formula="of:=[.G58]-[.B58]" office:value-type="float" office:value="0.0399131774902344" calcext:value-type="float">
            <text:p>0.03991317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688083.18709" calcext:value-type="float">
            <text:p>1442688083.18709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7.0232152938843" calcext:value-type="float">
            <text:p>17.0232152939</text:p>
          </table:table-cell>
          <table:table-cell table:formula="of:=[.C59]/([.D59]-[.D58])" office:value-type="float" office:value="986336.360251385" calcext:value-type="float">
            <text:p>986336.360251385</text:p>
          </table:table-cell>
          <table:table-cell/>
          <table:table-cell office:value-type="float" office:value="1442688083.22695" calcext:value-type="float">
            <text:p>1442688083.22695</text:p>
          </table:table-cell>
          <table:table-cell table:formula="of:=[.G59]-[.B59]" office:value-type="float" office:value="0.039860725402832" calcext:value-type="float">
            <text:p>0.03986072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688083.25366" calcext:value-type="float">
            <text:p>1442688083.25366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7.0897850990295" calcext:value-type="float">
            <text:p>17.089785099</text:p>
          </table:table-cell>
          <table:table-cell table:formula="of:=[.C60]/([.D60]-[.D59])" office:value-type="float" office:value="985912.454704993" calcext:value-type="float">
            <text:p>985912.454704993</text:p>
          </table:table-cell>
          <table:table-cell/>
          <table:table-cell office:value-type="float" office:value="1442688083.29356" calcext:value-type="float">
            <text:p>1442688083.29356</text:p>
          </table:table-cell>
          <table:table-cell table:formula="of:=[.G60]-[.B60]" office:value-type="float" office:value="0.0399045944213867" calcext:value-type="float">
            <text:p>0.03990459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688083.32027" calcext:value-type="float">
            <text:p>1442688083.32027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7.1563980579376" calcext:value-type="float">
            <text:p>17.1563980579</text:p>
          </table:table-cell>
          <table:table-cell table:formula="of:=[.C61]/([.D61]-[.D60])" office:value-type="float" office:value="985273.752672739" calcext:value-type="float">
            <text:p>985273.752672739</text:p>
          </table:table-cell>
          <table:table-cell/>
          <table:table-cell office:value-type="float" office:value="1442688083.36027" calcext:value-type="float">
            <text:p>1442688083.36027</text:p>
          </table:table-cell>
          <table:table-cell table:formula="of:=[.G61]-[.B61]" office:value-type="float" office:value="0.0399975776672363" calcext:value-type="float">
            <text:p>0.03999757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688083.38691" calcext:value-type="float">
            <text:p>1442688083.38691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7.2230319976807" calcext:value-type="float">
            <text:p>17.2230319977</text:p>
          </table:table-cell>
          <table:table-cell table:formula="of:=[.C62]/([.D62]-[.D61])" office:value-type="float" office:value="984963.522389555" calcext:value-type="float">
            <text:p>984963.522389555</text:p>
          </table:table-cell>
          <table:table-cell/>
          <table:table-cell office:value-type="float" office:value="1442688083.42682" calcext:value-type="float">
            <text:p>1442688083.42682</text:p>
          </table:table-cell>
          <table:table-cell table:formula="of:=[.G62]-[.B62]" office:value-type="float" office:value="0.0399093627929687" calcext:value-type="float">
            <text:p>0.03990936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688083.45347" calcext:value-type="float">
            <text:p>1442688083.45347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7.2895932197571" calcext:value-type="float">
            <text:p>17.2895932198</text:p>
          </table:table-cell>
          <table:table-cell table:formula="of:=[.C63]/([.D63]-[.D62])" office:value-type="float" office:value="986039.58810508" calcext:value-type="float">
            <text:p>986039.58810508</text:p>
          </table:table-cell>
          <table:table-cell/>
          <table:table-cell office:value-type="float" office:value="1442688083.49338" calcext:value-type="float">
            <text:p>1442688083.49338</text:p>
          </table:table-cell>
          <table:table-cell table:formula="of:=[.G63]-[.B63]" office:value-type="float" office:value="0.0399153232574463" calcext:value-type="float">
            <text:p>0.03991532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688083.52005" calcext:value-type="float">
            <text:p>1442688083.52005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7.3561704158783" calcext:value-type="float">
            <text:p>17.3561704159</text:p>
          </table:table-cell>
          <table:table-cell table:formula="of:=[.C64]/([.D64]-[.D63])" office:value-type="float" office:value="985803.004988451" calcext:value-type="float">
            <text:p>985803.004988451</text:p>
          </table:table-cell>
          <table:table-cell/>
          <table:table-cell office:value-type="float" office:value="1442688083.56" calcext:value-type="float">
            <text:p>1442688083.56</text:p>
          </table:table-cell>
          <table:table-cell table:formula="of:=[.G64]-[.B64]" office:value-type="float" office:value="0.0399515628814697" calcext:value-type="float">
            <text:p>0.03995156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688083.58662" calcext:value-type="float">
            <text:p>1442688083.58662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7.4227421283722" calcext:value-type="float">
            <text:p>17.4227421284</text:p>
          </table:table-cell>
          <table:table-cell table:formula="of:=[.C65]/([.D65]-[.D64])" office:value-type="float" office:value="985884.207290257" calcext:value-type="float">
            <text:p>985884.207290257</text:p>
          </table:table-cell>
          <table:table-cell/>
          <table:table-cell office:value-type="float" office:value="1442688083.62647" calcext:value-type="float">
            <text:p>1442688083.62647</text:p>
          </table:table-cell>
          <table:table-cell table:formula="of:=[.G65]-[.B65]" office:value-type="float" office:value="0.0398550033569336" calcext:value-type="float">
            <text:p>0.03985500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688083.65322" calcext:value-type="float">
            <text:p>1442688083.65322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7.4893410205841" calcext:value-type="float">
            <text:p>17.4893410206</text:p>
          </table:table-cell>
          <table:table-cell table:formula="of:=[.C66]/([.D66]-[.D65])" office:value-type="float" office:value="985481.857433342" calcext:value-type="float">
            <text:p>985481.857433342</text:p>
          </table:table-cell>
          <table:table-cell/>
          <table:table-cell office:value-type="float" office:value="1442688083.69327" calcext:value-type="float">
            <text:p>1442688083.69327</text:p>
          </table:table-cell>
          <table:table-cell table:formula="of:=[.G66]-[.B66]" office:value-type="float" office:value="0.0400550365447998" calcext:value-type="float">
            <text:p>0.04005503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688083.71998" calcext:value-type="float">
            <text:p>1442688083.71998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7.5561068058014" calcext:value-type="float">
            <text:p>17.5561068058</text:p>
          </table:table-cell>
          <table:table-cell table:formula="of:=[.C67]/([.D67]-[.D66])" office:value-type="float" office:value="983018.469511063" calcext:value-type="float">
            <text:p>983018.469511063</text:p>
          </table:table-cell>
          <table:table-cell/>
          <table:table-cell office:value-type="float" office:value="1442688083.75995" calcext:value-type="float">
            <text:p>1442688083.75995</text:p>
          </table:table-cell>
          <table:table-cell table:formula="of:=[.G67]-[.B67]" office:value-type="float" office:value="0.0399720668792725" calcext:value-type="float">
            <text:p>0.03997206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688083.78659" calcext:value-type="float">
            <text:p>1442688083.78659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7.6227149963379" calcext:value-type="float">
            <text:p>17.6227149963</text:p>
          </table:table-cell>
          <table:table-cell table:formula="of:=[.C68]/([.D68]-[.D67])" office:value-type="float" office:value="985344.286811633" calcext:value-type="float">
            <text:p>985344.286811633</text:p>
          </table:table-cell>
          <table:table-cell/>
          <table:table-cell office:value-type="float" office:value="1442688083.82644" calcext:value-type="float">
            <text:p>1442688083.82644</text:p>
          </table:table-cell>
          <table:table-cell table:formula="of:=[.G68]-[.B68]" office:value-type="float" office:value="0.0398483276367187" calcext:value-type="float">
            <text:p>0.03984832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688083.85316" calcext:value-type="float">
            <text:p>1442688083.85316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7.6892862319946" calcext:value-type="float">
            <text:p>17.689286232</text:p>
          </table:table-cell>
          <table:table-cell table:formula="of:=[.C69]/([.D69]-[.D68])" office:value-type="float" office:value="985891.268992193" calcext:value-type="float">
            <text:p>985891.268992193</text:p>
          </table:table-cell>
          <table:table-cell/>
          <table:table-cell office:value-type="float" office:value="1442688083.89305" calcext:value-type="float">
            <text:p>1442688083.89305</text:p>
          </table:table-cell>
          <table:table-cell table:formula="of:=[.G69]-[.B69]" office:value-type="float" office:value="0.0398852825164795" calcext:value-type="float">
            <text:p>0.03988528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688083.91982" calcext:value-type="float">
            <text:p>1442688083.91982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7.7559435367584" calcext:value-type="float">
            <text:p>17.7559435368</text:p>
          </table:table-cell>
          <table:table-cell table:formula="of:=[.C70]/([.D70]-[.D69])" office:value-type="float" office:value="984618.268508947" calcext:value-type="float">
            <text:p>984618.268508947</text:p>
          </table:table-cell>
          <table:table-cell/>
          <table:table-cell office:value-type="float" office:value="1442688083.95971" calcext:value-type="float">
            <text:p>1442688083.95971</text:p>
          </table:table-cell>
          <table:table-cell table:formula="of:=[.G70]-[.B70]" office:value-type="float" office:value="0.0398914813995361" calcext:value-type="float">
            <text:p>0.03989148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688083.98644" calcext:value-type="float">
            <text:p>1442688083.98644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7.8225660324097" calcext:value-type="float">
            <text:p>17.8225660324</text:p>
          </table:table-cell>
          <table:table-cell table:formula="of:=[.C71]/([.D71]-[.D70])" office:value-type="float" office:value="985132.714684989" calcext:value-type="float">
            <text:p>985132.714684989</text:p>
          </table:table-cell>
          <table:table-cell/>
          <table:table-cell office:value-type="float" office:value="1442688084.0264" calcext:value-type="float">
            <text:p>1442688084.0264</text:p>
          </table:table-cell>
          <table:table-cell table:formula="of:=[.G71]-[.B71]" office:value-type="float" office:value="0.0399594306945801" calcext:value-type="float">
            <text:p>0.03995943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688084.05314" calcext:value-type="float">
            <text:p>1442688084.05314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7.8892683982849" calcext:value-type="float">
            <text:p>17.8892683983</text:p>
          </table:table-cell>
          <table:table-cell table:formula="of:=[.C72]/([.D72]-[.D71])" office:value-type="float" office:value="983953.104793223" calcext:value-type="float">
            <text:p>983953.104793223</text:p>
          </table:table-cell>
          <table:table-cell/>
          <table:table-cell office:value-type="float" office:value="1442688084.09295" calcext:value-type="float">
            <text:p>1442688084.09295</text:p>
          </table:table-cell>
          <table:table-cell table:formula="of:=[.G72]-[.B72]" office:value-type="float" office:value="0.039808988571167" calcext:value-type="float">
            <text:p>0.03980898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688084.1198" calcext:value-type="float">
            <text:p>1442688084.1198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7.9559297561646" calcext:value-type="float">
            <text:p>17.9559297562</text:p>
          </table:table-cell>
          <table:table-cell table:formula="of:=[.C73]/([.D73]-[.D72])" office:value-type="float" office:value="984558.402163106" calcext:value-type="float">
            <text:p>984558.402163106</text:p>
          </table:table-cell>
          <table:table-cell/>
          <table:table-cell office:value-type="float" office:value="1442688084.15959" calcext:value-type="float">
            <text:p>1442688084.15959</text:p>
          </table:table-cell>
          <table:table-cell table:formula="of:=[.G73]-[.B73]" office:value-type="float" office:value="0.0397853851318359" calcext:value-type="float">
            <text:p>0.03978538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688084.18632" calcext:value-type="float">
            <text:p>1442688084.18632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8.0224483013153" calcext:value-type="float">
            <text:p>18.0224483013</text:p>
          </table:table-cell>
          <table:table-cell table:formula="of:=[.C74]/([.D74]-[.D73])" office:value-type="float" office:value="986672.210753444" calcext:value-type="float">
            <text:p>986672.210753444</text:p>
          </table:table-cell>
          <table:table-cell/>
          <table:table-cell office:value-type="float" office:value="1442688084.22602" calcext:value-type="float">
            <text:p>1442688084.22602</text:p>
          </table:table-cell>
          <table:table-cell table:formula="of:=[.G74]-[.B74]" office:value-type="float" office:value="0.0396945476531982" calcext:value-type="float">
            <text:p>0.03969454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688084.25283" calcext:value-type="float">
            <text:p>1442688084.25283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8.0889508724213" calcext:value-type="float">
            <text:p>18.0889508724</text:p>
          </table:table-cell>
          <table:table-cell table:formula="of:=[.C75]/([.D75]-[.D74])" office:value-type="float" office:value="986909.211305981" calcext:value-type="float">
            <text:p>986909.211305981</text:p>
          </table:table-cell>
          <table:table-cell/>
          <table:table-cell office:value-type="float" office:value="1442688084.29258" calcext:value-type="float">
            <text:p>1442688084.29258</text:p>
          </table:table-cell>
          <table:table-cell table:formula="of:=[.G75]-[.B75]" office:value-type="float" office:value="0.0397522449493408" calcext:value-type="float">
            <text:p>0.03975224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688084.31942" calcext:value-type="float">
            <text:p>1442688084.31942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8.1555485725403" calcext:value-type="float">
            <text:p>18.1555485725</text:p>
          </table:table-cell>
          <table:table-cell table:formula="of:=[.C76]/([.D76]-[.D75])" office:value-type="float" office:value="985499.497470743" calcext:value-type="float">
            <text:p>985499.497470743</text:p>
          </table:table-cell>
          <table:table-cell/>
          <table:table-cell office:value-type="float" office:value="1442688084.35934" calcext:value-type="float">
            <text:p>1442688084.35934</text:p>
          </table:table-cell>
          <table:table-cell table:formula="of:=[.G76]-[.B76]" office:value-type="float" office:value="0.0399136543273926" calcext:value-type="float">
            <text:p>0.03991365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688084.38595" calcext:value-type="float">
            <text:p>1442688084.38595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8.2220802307129" calcext:value-type="float">
            <text:p>18.2220802307</text:p>
          </table:table-cell>
          <table:table-cell table:formula="of:=[.C77]/([.D77]-[.D76])" office:value-type="float" office:value="986477.74311782" calcext:value-type="float">
            <text:p>986477.74311782</text:p>
          </table:table-cell>
          <table:table-cell/>
          <table:table-cell office:value-type="float" office:value="1442688084.42571" calcext:value-type="float">
            <text:p>1442688084.42571</text:p>
          </table:table-cell>
          <table:table-cell table:formula="of:=[.G77]-[.B77]" office:value-type="float" office:value="0.0397541522979736" calcext:value-type="float">
            <text:p>0.03975415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688084.45248" calcext:value-type="float">
            <text:p>1442688084.45248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8.2886085510254" calcext:value-type="float">
            <text:p>18.288608551</text:p>
          </table:table-cell>
          <table:table-cell table:formula="of:=[.C78]/([.D78]-[.D77])" office:value-type="float" office:value="986527.236697248" calcext:value-type="float">
            <text:p>986527.236697248</text:p>
          </table:table-cell>
          <table:table-cell/>
          <table:table-cell office:value-type="float" office:value="1442688084.49231" calcext:value-type="float">
            <text:p>1442688084.49231</text:p>
          </table:table-cell>
          <table:table-cell table:formula="of:=[.G78]-[.B78]" office:value-type="float" office:value="0.0398261547088623" calcext:value-type="float">
            <text:p>0.03982615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688084.51909" calcext:value-type="float">
            <text:p>1442688084.51909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8.3552150726318" calcext:value-type="float">
            <text:p>18.3552150726</text:p>
          </table:table-cell>
          <table:table-cell table:formula="of:=[.C79]/([.D79]-[.D78])" office:value-type="float" office:value="985368.976146158" calcext:value-type="float">
            <text:p>985368.976146158</text:p>
          </table:table-cell>
          <table:table-cell/>
          <table:table-cell office:value-type="float" office:value="1442688084.55893" calcext:value-type="float">
            <text:p>1442688084.55893</text:p>
          </table:table-cell>
          <table:table-cell table:formula="of:=[.G79]-[.B79]" office:value-type="float" office:value="0.0398437976837158" calcext:value-type="float">
            <text:p>0.03984379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688084.58564" calcext:value-type="float">
            <text:p>1442688084.58564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8.4217638969421" calcext:value-type="float">
            <text:p>18.4217638969</text:p>
          </table:table-cell>
          <table:table-cell table:formula="of:=[.C80]/([.D80]-[.D79])" office:value-type="float" office:value="986223.283133782" calcext:value-type="float">
            <text:p>986223.283133782</text:p>
          </table:table-cell>
          <table:table-cell/>
          <table:table-cell office:value-type="float" office:value="1442688084.62541" calcext:value-type="float">
            <text:p>1442688084.62541</text:p>
          </table:table-cell>
          <table:table-cell table:formula="of:=[.G80]-[.B80]" office:value-type="float" office:value="0.0397720336914062" calcext:value-type="float">
            <text:p>0.03977203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688084.65219" calcext:value-type="float">
            <text:p>1442688084.65219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8.4883182048798" calcext:value-type="float">
            <text:p>18.4883182049</text:p>
          </table:table-cell>
          <table:table-cell table:formula="of:=[.C81]/([.D81]-[.D80])" office:value-type="float" office:value="986142.024968744" calcext:value-type="float">
            <text:p>986142.024968744</text:p>
          </table:table-cell>
          <table:table-cell/>
          <table:table-cell office:value-type="float" office:value="1442688084.69189" calcext:value-type="float">
            <text:p>1442688084.69189</text:p>
          </table:table-cell>
          <table:table-cell table:formula="of:=[.G81]-[.B81]" office:value-type="float" office:value="0.0396966934204102" calcext:value-type="float">
            <text:p>0.03969669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688084.71881" calcext:value-type="float">
            <text:p>1442688084.71881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8.5549373626709" calcext:value-type="float">
            <text:p>18.5549373627</text:p>
          </table:table-cell>
          <table:table-cell table:formula="of:=[.C82]/([.D82]-[.D81])" office:value-type="float" office:value="985182.073387469" calcext:value-type="float">
            <text:p>985182.073387469</text:p>
          </table:table-cell>
          <table:table-cell/>
          <table:table-cell office:value-type="float" office:value="1442688084.75859" calcext:value-type="float">
            <text:p>1442688084.75859</text:p>
          </table:table-cell>
          <table:table-cell table:formula="of:=[.G82]-[.B82]" office:value-type="float" office:value="0.0397789478302002" calcext:value-type="float">
            <text:p>0.03977894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688084.78536" calcext:value-type="float">
            <text:p>1442688084.78536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8.6214816570282" calcext:value-type="float">
            <text:p>18.621481657</text:p>
          </table:table-cell>
          <table:table-cell table:formula="of:=[.C83]/([.D83]-[.D82])" office:value-type="float" office:value="986290.419545192" calcext:value-type="float">
            <text:p>986290.419545192</text:p>
          </table:table-cell>
          <table:table-cell/>
          <table:table-cell office:value-type="float" office:value="1442688084.82512" calcext:value-type="float">
            <text:p>1442688084.82512</text:p>
          </table:table-cell>
          <table:table-cell table:formula="of:=[.G83]-[.B83]" office:value-type="float" office:value="0.0397677421569824" calcext:value-type="float">
            <text:p>0.03976774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688084.85189" calcext:value-type="float">
            <text:p>1442688084.85189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8.6880111694336" calcext:value-type="float">
            <text:p>18.6880111694</text:p>
          </table:table-cell>
          <table:table-cell table:formula="of:=[.C84]/([.D84]-[.D83])" office:value-type="float" office:value="986509.55984877" calcext:value-type="float">
            <text:p>986509.55984877</text:p>
          </table:table-cell>
          <table:table-cell/>
          <table:table-cell office:value-type="float" office:value="1442688084.89167" calcext:value-type="float">
            <text:p>1442688084.89167</text:p>
          </table:table-cell>
          <table:table-cell table:formula="of:=[.G84]-[.B84]" office:value-type="float" office:value="0.0397834777832031" calcext:value-type="float">
            <text:p>0.03978347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688084.91847" calcext:value-type="float">
            <text:p>1442688084.91847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8.7545902729034" calcext:value-type="float">
            <text:p>18.7545902729</text:p>
          </table:table-cell>
          <table:table-cell table:formula="of:=[.C85]/([.D85]-[.D84])" office:value-type="float" office:value="985774.763844972" calcext:value-type="float">
            <text:p>985774.763844972</text:p>
          </table:table-cell>
          <table:table-cell/>
          <table:table-cell office:value-type="float" office:value="1442688084.95818" calcext:value-type="float">
            <text:p>1442688084.95818</text:p>
          </table:table-cell>
          <table:table-cell table:formula="of:=[.G85]-[.B85]" office:value-type="float" office:value="0.0397160053253174" calcext:value-type="float">
            <text:p>0.03971600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688084.98504" calcext:value-type="float">
            <text:p>1442688084.98504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8.8211662769318" calcext:value-type="float">
            <text:p>18.8211662769</text:p>
          </table:table-cell>
          <table:table-cell table:formula="of:=[.C86]/([.D86]-[.D85])" office:value-type="float" office:value="985820.656524853" calcext:value-type="float">
            <text:p>985820.656524853</text:p>
          </table:table-cell>
          <table:table-cell/>
          <table:table-cell office:value-type="float" office:value="1442688085.02491" calcext:value-type="float">
            <text:p>1442688085.02491</text:p>
          </table:table-cell>
          <table:table-cell table:formula="of:=[.G86]-[.B86]" office:value-type="float" office:value="0.0398664474487305" calcext:value-type="float">
            <text:p>0.03986644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688085.0485" calcext:value-type="float">
            <text:p>1442688085.0485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8.8846201896667" calcext:value-type="float">
            <text:p>18.8846201897</text:p>
          </table:table-cell>
          <table:table-cell table:formula="of:=[.C87]/([.D87]-[.D86])" office:value-type="float" office:value="1034325.49973886" calcext:value-type="float">
            <text:p>1034325.49973886</text:p>
          </table:table-cell>
          <table:table-cell/>
          <table:table-cell office:value-type="float" office:value="1442688085.08683" calcext:value-type="float">
            <text:p>1442688085.08683</text:p>
          </table:table-cell>
          <table:table-cell table:formula="of:=[.G87]-[.B87]" office:value-type="float" office:value="0.038334846496582" calcext:value-type="float">
            <text:p>0.03833484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688085.11213" calcext:value-type="float">
            <text:p>1442688085.11213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8.9482598304749" calcext:value-type="float">
            <text:p>18.9482598305</text:p>
          </table:table-cell>
          <table:table-cell table:formula="of:=[.C88]/([.D88]-[.D87])" office:value-type="float" office:value="1031306.88933179" calcext:value-type="float">
            <text:p>1031306.88933179</text:p>
          </table:table-cell>
          <table:table-cell/>
          <table:table-cell office:value-type="float" office:value="1442688085.15038" calcext:value-type="float">
            <text:p>1442688085.15038</text:p>
          </table:table-cell>
          <table:table-cell table:formula="of:=[.G88]-[.B88]" office:value-type="float" office:value="0.0382499694824219" calcext:value-type="float">
            <text:p>0.03824996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688085.17571" calcext:value-type="float">
            <text:p>1442688085.17571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9.0118336677551" calcext:value-type="float">
            <text:p>19.0118336678</text:p>
          </table:table-cell>
          <table:table-cell table:formula="of:=[.C89]/([.D89]-[.D88])" office:value-type="float" office:value="1032374.36668567" calcext:value-type="float">
            <text:p>1032374.36668567</text:p>
          </table:table-cell>
          <table:table-cell/>
          <table:table-cell office:value-type="float" office:value="1442688085.214" calcext:value-type="float">
            <text:p>1442688085.214</text:p>
          </table:table-cell>
          <table:table-cell table:formula="of:=[.G89]-[.B89]" office:value-type="float" office:value="0.0382938385009766" calcext:value-type="float">
            <text:p>0.03829383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688085.23928" calcext:value-type="float">
            <text:p>1442688085.23928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9.0754053592682" calcext:value-type="float">
            <text:p>19.0754053593</text:p>
          </table:table-cell>
          <table:table-cell table:formula="of:=[.C90]/([.D90]-[.D89])" office:value-type="float" office:value="1032409.21293584" calcext:value-type="float">
            <text:p>1032409.21293584</text:p>
          </table:table-cell>
          <table:table-cell/>
          <table:table-cell office:value-type="float" office:value="1442688085.27751" calcext:value-type="float">
            <text:p>1442688085.27751</text:p>
          </table:table-cell>
          <table:table-cell table:formula="of:=[.G90]-[.B90]" office:value-type="float" office:value="0.0382330417633057" calcext:value-type="float">
            <text:p>0.03823304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688085.3028" calcext:value-type="float">
            <text:p>1442688085.3028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9.1389293670654" calcext:value-type="float">
            <text:p>19.1389293671</text:p>
          </table:table-cell>
          <table:table-cell table:formula="of:=[.C91]/([.D91]-[.D90])" office:value-type="float" office:value="1033184.18147493" calcext:value-type="float">
            <text:p>1033184.18147493</text:p>
          </table:table-cell>
          <table:table-cell/>
          <table:table-cell office:value-type="float" office:value="1442688085.34112" calcext:value-type="float">
            <text:p>1442688085.34112</text:p>
          </table:table-cell>
          <table:table-cell table:formula="of:=[.G91]-[.B91]" office:value-type="float" office:value="0.0383193492889404" calcext:value-type="float">
            <text:p>0.03831934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688085.36642" calcext:value-type="float">
            <text:p>1442688085.36642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9.2025411128998" calcext:value-type="float">
            <text:p>19.2025411129</text:p>
          </table:table-cell>
          <table:table-cell table:formula="of:=[.C92]/([.D92]-[.D91])" office:value-type="float" office:value="1031759.13723403" calcext:value-type="float">
            <text:p>1031759.13723403</text:p>
          </table:table-cell>
          <table:table-cell/>
          <table:table-cell office:value-type="float" office:value="1442688085.40467" calcext:value-type="float">
            <text:p>1442688085.40467</text:p>
          </table:table-cell>
          <table:table-cell table:formula="of:=[.G92]-[.B92]" office:value-type="float" office:value="0.0382554531097412" calcext:value-type="float">
            <text:p>0.03825545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688085.4301" calcext:value-type="float">
            <text:p>1442688085.4301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9.2662243843079" calcext:value-type="float">
            <text:p>19.2662243843</text:p>
          </table:table-cell>
          <table:table-cell table:formula="of:=[.C93]/([.D93]-[.D92])" office:value-type="float" office:value="1030600.3216988" calcext:value-type="float">
            <text:p>1030600.3216988</text:p>
          </table:table-cell>
          <table:table-cell/>
          <table:table-cell office:value-type="float" office:value="1442688085.4683" calcext:value-type="float">
            <text:p>1442688085.4683</text:p>
          </table:table-cell>
          <table:table-cell table:formula="of:=[.G93]-[.B93]" office:value-type="float" office:value="0.0381975173950195" calcext:value-type="float">
            <text:p>0.03819751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688085.49371" calcext:value-type="float">
            <text:p>1442688085.49371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9.3298373222351" calcext:value-type="float">
            <text:p>19.3298373222</text:p>
          </table:table-cell>
          <table:table-cell table:formula="of:=[.C94]/([.D94]-[.D93])" office:value-type="float" office:value="1031739.80228775" calcext:value-type="float">
            <text:p>1031739.80228775</text:p>
          </table:table-cell>
          <table:table-cell/>
          <table:table-cell office:value-type="float" office:value="1442688085.53196" calcext:value-type="float">
            <text:p>1442688085.53196</text:p>
          </table:table-cell>
          <table:table-cell table:formula="of:=[.G94]-[.B94]" office:value-type="float" office:value="0.038250207901001" calcext:value-type="float">
            <text:p>0.03825020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688085.55724" calcext:value-type="float">
            <text:p>1442688085.55724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9.3933653831482" calcext:value-type="float">
            <text:p>19.3933653831</text:p>
          </table:table-cell>
          <table:table-cell table:formula="of:=[.C95]/([.D95]-[.D94])" office:value-type="float" office:value="1033118.26390849" calcext:value-type="float">
            <text:p>1033118.26390849</text:p>
          </table:table-cell>
          <table:table-cell/>
          <table:table-cell office:value-type="float" office:value="1442688085.59558" calcext:value-type="float">
            <text:p>1442688085.59558</text:p>
          </table:table-cell>
          <table:table-cell table:formula="of:=[.G95]-[.B95]" office:value-type="float" office:value="0.0383415222167969" calcext:value-type="float">
            <text:p>0.03834152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688085.62086" calcext:value-type="float">
            <text:p>1442688085.62086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9.4569816589355" calcext:value-type="float">
            <text:p>19.4569816589</text:p>
          </table:table-cell>
          <table:table-cell table:formula="of:=[.C96]/([.D96]-[.D95])" office:value-type="float" office:value="1031685.66829319" calcext:value-type="float">
            <text:p>1031685.66829319</text:p>
          </table:table-cell>
          <table:table-cell/>
          <table:table-cell office:value-type="float" office:value="1442688085.6591" calcext:value-type="float">
            <text:p>1442688085.6591</text:p>
          </table:table-cell>
          <table:table-cell table:formula="of:=[.G96]-[.B96]" office:value-type="float" office:value="0.038245677947998" calcext:value-type="float">
            <text:p>0.03824567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688085.68441" calcext:value-type="float">
            <text:p>1442688085.68441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9.5205318927765" calcext:value-type="float">
            <text:p>19.5205318928</text:p>
          </table:table-cell>
          <table:table-cell table:formula="of:=[.C97]/([.D97]-[.D96])" office:value-type="float" office:value="1032757.8048614" calcext:value-type="float">
            <text:p>1032757.8048614</text:p>
          </table:table-cell>
          <table:table-cell/>
          <table:table-cell office:value-type="float" office:value="1442688085.72269" calcext:value-type="float">
            <text:p>1442688085.72269</text:p>
          </table:table-cell>
          <table:table-cell table:formula="of:=[.G97]-[.B97]" office:value-type="float" office:value="0.0382857322692871" calcext:value-type="float">
            <text:p>0.03828573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688085.74792" calcext:value-type="float">
            <text:p>1442688085.74792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9.5840437412262" calcext:value-type="float">
            <text:p>19.5840437412</text:p>
          </table:table-cell>
          <table:table-cell table:formula="of:=[.C98]/([.D98]-[.D97])" office:value-type="float" office:value="1033381.98465396" calcext:value-type="float">
            <text:p>1033381.98465396</text:p>
          </table:table-cell>
          <table:table-cell/>
          <table:table-cell office:value-type="float" office:value="1442688085.78586" calcext:value-type="float">
            <text:p>1442688085.78586</text:p>
          </table:table-cell>
          <table:table-cell table:formula="of:=[.G98]-[.B98]" office:value-type="float" office:value="0.0379388332366943" calcext:value-type="float">
            <text:p>0.03793883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688085.81139" calcext:value-type="float">
            <text:p>1442688085.81139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9.6475124359131" calcext:value-type="float">
            <text:p>19.6475124359</text:p>
          </table:table-cell>
          <table:table-cell table:formula="of:=[.C99]/([.D99]-[.D98])" office:value-type="float" office:value="1034084.60381583" calcext:value-type="float">
            <text:p>1034084.60381583</text:p>
          </table:table-cell>
          <table:table-cell/>
          <table:table-cell office:value-type="float" office:value="1442688085.8496" calcext:value-type="float">
            <text:p>1442688085.8496</text:p>
          </table:table-cell>
          <table:table-cell table:formula="of:=[.G99]-[.B99]" office:value-type="float" office:value="0.0382115840911865" calcext:value-type="float">
            <text:p>0.03821158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688085.87492" calcext:value-type="float">
            <text:p>1442688085.87492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9.711049079895" calcext:value-type="float">
            <text:p>19.7110490799</text:p>
          </table:table-cell>
          <table:table-cell table:formula="of:=[.C100]/([.D100]-[.D99])" office:value-type="float" office:value="1032978.7015295" calcext:value-type="float">
            <text:p>1032978.7015295</text:p>
          </table:table-cell>
          <table:table-cell/>
          <table:table-cell office:value-type="float" office:value="1442688085.9131" calcext:value-type="float">
            <text:p>1442688085.9131</text:p>
          </table:table-cell>
          <table:table-cell table:formula="of:=[.G100]-[.B100]" office:value-type="float" office:value="0.0381755828857422" calcext:value-type="float">
            <text:p>0.03817558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688085.93848" calcext:value-type="float">
            <text:p>1442688085.93848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9.7746069431305" calcext:value-type="float">
            <text:p>19.7746069431</text:p>
          </table:table-cell>
          <table:table-cell table:formula="of:=[.C101]/([.D101]-[.D100])" office:value-type="float" office:value="1032633.8340992" calcext:value-type="float">
            <text:p>1032633.8340992</text:p>
          </table:table-cell>
          <table:table-cell/>
          <table:table-cell office:value-type="float" office:value="1442688085.97665" calcext:value-type="float">
            <text:p>1442688085.97665</text:p>
          </table:table-cell>
          <table:table-cell table:formula="of:=[.G101]-[.B101]" office:value-type="float" office:value="0.0381717681884766" calcext:value-type="float">
            <text:p>0.03817176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688086.00202" calcext:value-type="float">
            <text:p>1442688086.00202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9.8381462097168" calcext:value-type="float">
            <text:p>19.8381462097</text:p>
          </table:table-cell>
          <table:table-cell table:formula="of:=[.C102]/([.D102]-[.D101])" office:value-type="float" office:value="1032936.06498989" calcext:value-type="float">
            <text:p>1032936.06498989</text:p>
          </table:table-cell>
          <table:table-cell/>
          <table:table-cell office:value-type="float" office:value="1442688086.0393" calcext:value-type="float">
            <text:p>1442688086.0393</text:p>
          </table:table-cell>
          <table:table-cell table:formula="of:=[.G102]-[.B102]" office:value-type="float" office:value="0.0372769832611084" calcext:value-type="float">
            <text:p>0.03727698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688086.06263" calcext:value-type="float">
            <text:p>1442688086.06263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9.8987545967102" calcext:value-type="float">
            <text:p>19.8987545967</text:p>
          </table:table-cell>
          <table:table-cell table:formula="of:=[.C103]/([.D103]-[.D102])" office:value-type="float" office:value="1082886.43298061" calcext:value-type="float">
            <text:p>1082886.43298061</text:p>
          </table:table-cell>
          <table:table-cell/>
          <table:table-cell office:value-type="float" office:value="1442688086.09962" calcext:value-type="float">
            <text:p>1442688086.09962</text:p>
          </table:table-cell>
          <table:table-cell table:formula="of:=[.G103]-[.B103]" office:value-type="float" office:value="0.0369901657104492" calcext:value-type="float">
            <text:p>0.03699016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688086.12322" calcext:value-type="float">
            <text:p>1442688086.12322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9.9593460559845" calcext:value-type="float">
            <text:p>19.959346056</text:p>
          </table:table-cell>
          <table:table-cell table:formula="of:=[.C104]/([.D104]-[.D103])" office:value-type="float" office:value="1083188.96402362" calcext:value-type="float">
            <text:p>1083188.96402362</text:p>
          </table:table-cell>
          <table:table-cell/>
          <table:table-cell office:value-type="float" office:value="1442688086.16014" calcext:value-type="float">
            <text:p>1442688086.16014</text:p>
          </table:table-cell>
          <table:table-cell table:formula="of:=[.G104]-[.B104]" office:value-type="float" office:value="0.0369241237640381" calcext:value-type="float">
            <text:p>0.03692412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688086.18376" calcext:value-type="float">
            <text:p>1442688086.18376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0.0198810100555" calcext:value-type="float">
            <text:p>20.0198810101</text:p>
          </table:table-cell>
          <table:table-cell table:formula="of:=[.C105]/([.D105]-[.D104])" office:value-type="float" office:value="1084200.04619105" calcext:value-type="float">
            <text:p>1084200.04619105</text:p>
          </table:table-cell>
          <table:table-cell/>
          <table:table-cell office:value-type="float" office:value="1442688086.22062" calcext:value-type="float">
            <text:p>1442688086.22062</text:p>
          </table:table-cell>
          <table:table-cell table:formula="of:=[.G105]-[.B105]" office:value-type="float" office:value="0.0368649959564209" calcext:value-type="float">
            <text:p>0.0368649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688086.24434" calcext:value-type="float">
            <text:p>1442688086.24434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0.0804672241211" calcext:value-type="float">
            <text:p>20.0804672241</text:p>
          </table:table-cell>
          <table:table-cell table:formula="of:=[.C106]/([.D106]-[.D105])" office:value-type="float" office:value="1083282.74034401" calcext:value-type="float">
            <text:p>1083282.74034401</text:p>
          </table:table-cell>
          <table:table-cell/>
          <table:table-cell office:value-type="float" office:value="1442688086.28134" calcext:value-type="float">
            <text:p>1442688086.28134</text:p>
          </table:table-cell>
          <table:table-cell table:formula="of:=[.G106]-[.B106]" office:value-type="float" office:value="0.0369982719421387" calcext:value-type="float">
            <text:p>0.03699827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688086.30489" calcext:value-type="float">
            <text:p>1442688086.30489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0.1410114765167" calcext:value-type="float">
            <text:p>20.1410114765</text:p>
          </table:table-cell>
          <table:table-cell table:formula="of:=[.C107]/([.D107]-[.D106])" office:value-type="float" office:value="1084033.53585282" calcext:value-type="float">
            <text:p>1084033.53585282</text:p>
          </table:table-cell>
          <table:table-cell/>
          <table:table-cell office:value-type="float" office:value="1442688086.34181" calcext:value-type="float">
            <text:p>1442688086.34181</text:p>
          </table:table-cell>
          <table:table-cell table:formula="of:=[.G107]-[.B107]" office:value-type="float" office:value="0.0369260311126709" calcext:value-type="float">
            <text:p>0.03692603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688086.36544" calcext:value-type="float">
            <text:p>1442688086.36544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0.2015676498413" calcext:value-type="float">
            <text:p>20.2015676498</text:p>
          </table:table-cell>
          <table:table-cell table:formula="of:=[.C108]/([.D108]-[.D107])" office:value-type="float" office:value="1083820.13586308" calcext:value-type="float">
            <text:p>1083820.13586308</text:p>
          </table:table-cell>
          <table:table-cell/>
          <table:table-cell office:value-type="float" office:value="1442688086.40233" calcext:value-type="float">
            <text:p>1442688086.40233</text:p>
          </table:table-cell>
          <table:table-cell table:formula="of:=[.G108]-[.B108]" office:value-type="float" office:value="0.0368833541870117" calcext:value-type="float">
            <text:p>0.03688335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688086.42596" calcext:value-type="float">
            <text:p>1442688086.42596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0.2620871067047" calcext:value-type="float">
            <text:p>20.2620871067</text:p>
          </table:table-cell>
          <table:table-cell table:formula="of:=[.C109]/([.D109]-[.D108])" office:value-type="float" office:value="1084477.67712351" calcext:value-type="float">
            <text:p>1084477.67712351</text:p>
          </table:table-cell>
          <table:table-cell/>
          <table:table-cell office:value-type="float" office:value="1442688086.46287" calcext:value-type="float">
            <text:p>1442688086.46287</text:p>
          </table:table-cell>
          <table:table-cell table:formula="of:=[.G109]-[.B109]" office:value-type="float" office:value="0.0369119644165039" calcext:value-type="float">
            <text:p>0.03691196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688086.48651" calcext:value-type="float">
            <text:p>1442688086.48651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0.3226344585419" calcext:value-type="float">
            <text:p>20.3226344585</text:p>
          </table:table-cell>
          <table:table-cell table:formula="of:=[.C110]/([.D110]-[.D109])" office:value-type="float" office:value="1083978.04377171" calcext:value-type="float">
            <text:p>1083978.04377171</text:p>
          </table:table-cell>
          <table:table-cell/>
          <table:table-cell office:value-type="float" office:value="1442688086.52354" calcext:value-type="float">
            <text:p>1442688086.52354</text:p>
          </table:table-cell>
          <table:table-cell table:formula="of:=[.G110]-[.B110]" office:value-type="float" office:value="0.0370326042175293" calcext:value-type="float">
            <text:p>0.03703260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688086.54716" calcext:value-type="float">
            <text:p>1442688086.54716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0.3832840919495" calcext:value-type="float">
            <text:p>20.3832840919</text:p>
          </table:table-cell>
          <table:table-cell table:formula="of:=[.C111]/([.D111]-[.D110])" office:value-type="float" office:value="1082149.98694095" calcext:value-type="float">
            <text:p>1082149.98694095</text:p>
          </table:table-cell>
          <table:table-cell/>
          <table:table-cell office:value-type="float" office:value="1442688086.5841" calcext:value-type="float">
            <text:p>1442688086.5841</text:p>
          </table:table-cell>
          <table:table-cell table:formula="of:=[.G111]-[.B111]" office:value-type="float" office:value="0.0369436740875244" calcext:value-type="float">
            <text:p>0.03694367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688086.60773" calcext:value-type="float">
            <text:p>1442688086.60773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0.4438591003418" calcext:value-type="float">
            <text:p>20.4438591003</text:p>
          </table:table-cell>
          <table:table-cell table:formula="of:=[.C112]/([.D112]-[.D111])" office:value-type="float" office:value="1083483.13507301" calcext:value-type="float">
            <text:p>1083483.13507301</text:p>
          </table:table-cell>
          <table:table-cell/>
          <table:table-cell office:value-type="float" office:value="1442688086.64452" calcext:value-type="float">
            <text:p>1442688086.64452</text:p>
          </table:table-cell>
          <table:table-cell table:formula="of:=[.G112]-[.B112]" office:value-type="float" office:value="0.0367865562438965" calcext:value-type="float">
            <text:p>0.03678655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688086.66836" calcext:value-type="float">
            <text:p>1442688086.66836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0.5044875144958" calcext:value-type="float">
            <text:p>20.5044875145</text:p>
          </table:table-cell>
          <table:table-cell table:formula="of:=[.C113]/([.D113]-[.D112])" office:value-type="float" office:value="1082528.72709541" calcext:value-type="float">
            <text:p>1082528.72709541</text:p>
          </table:table-cell>
          <table:table-cell/>
          <table:table-cell office:value-type="float" office:value="1442688086.70519" calcext:value-type="float">
            <text:p>1442688086.70519</text:p>
          </table:table-cell>
          <table:table-cell table:formula="of:=[.G113]-[.B113]" office:value-type="float" office:value="0.0368261337280273" calcext:value-type="float">
            <text:p>0.03682613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688086.72894" calcext:value-type="float">
            <text:p>1442688086.72894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0.5650668144226" calcext:value-type="float">
            <text:p>20.5650668144</text:p>
          </table:table-cell>
          <table:table-cell table:formula="of:=[.C114]/([.D114]-[.D113])" office:value-type="float" office:value="1083406.37939611" calcext:value-type="float">
            <text:p>1083406.37939611</text:p>
          </table:table-cell>
          <table:table-cell/>
          <table:table-cell office:value-type="float" office:value="1442688086.7658" calcext:value-type="float">
            <text:p>1442688086.7658</text:p>
          </table:table-cell>
          <table:table-cell table:formula="of:=[.G114]-[.B114]" office:value-type="float" office:value="0.0368568897247314" calcext:value-type="float">
            <text:p>0.036856889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688086.78948" calcext:value-type="float">
            <text:p>1442688086.78948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0.6256093978882" calcext:value-type="float">
            <text:p>20.6256093979</text:p>
          </table:table-cell>
          <table:table-cell table:formula="of:=[.C115]/([.D115]-[.D114])" office:value-type="float" office:value="1084063.41855758" calcext:value-type="float">
            <text:p>1084063.41855758</text:p>
          </table:table-cell>
          <table:table-cell/>
          <table:table-cell office:value-type="float" office:value="1442688086.82635" calcext:value-type="float">
            <text:p>1442688086.82635</text:p>
          </table:table-cell>
          <table:table-cell table:formula="of:=[.G115]-[.B115]" office:value-type="float" office:value="0.0368678569793701" calcext:value-type="float">
            <text:p>0.0368678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688086.85006" calcext:value-type="float">
            <text:p>1442688086.85006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0.6861901283264" calcext:value-type="float">
            <text:p>20.6861901283</text:p>
          </table:table-cell>
          <table:table-cell table:formula="of:=[.C116]/([.D116]-[.D115])" office:value-type="float" office:value="1083380.79658709" calcext:value-type="float">
            <text:p>1083380.79658709</text:p>
          </table:table-cell>
          <table:table-cell/>
          <table:table-cell office:value-type="float" office:value="1442688086.88698" calcext:value-type="float">
            <text:p>1442688086.88698</text:p>
          </table:table-cell>
          <table:table-cell table:formula="of:=[.G116]-[.B116]" office:value-type="float" office:value="0.0369129180908203" calcext:value-type="float">
            <text:p>0.03691291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688086.91062" calcext:value-type="float">
            <text:p>1442688086.91062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0.7467494010925" calcext:value-type="float">
            <text:p>20.7467494011</text:p>
          </table:table-cell>
          <table:table-cell table:formula="of:=[.C117]/([.D117]-[.D116])" office:value-type="float" office:value="1083764.66562731" calcext:value-type="float">
            <text:p>1083764.66562731</text:p>
          </table:table-cell>
          <table:table-cell/>
          <table:table-cell office:value-type="float" office:value="1442688086.94762" calcext:value-type="float">
            <text:p>1442688086.94762</text:p>
          </table:table-cell>
          <table:table-cell table:formula="of:=[.G117]-[.B117]" office:value-type="float" office:value="0.0369946956634521" calcext:value-type="float">
            <text:p>0.03699469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688086.97128" calcext:value-type="float">
            <text:p>1442688086.97128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0.8074049949646" calcext:value-type="float">
            <text:p>20.807404995</text:p>
          </table:table-cell>
          <table:table-cell table:formula="of:=[.C118]/([.D118]-[.D117])" office:value-type="float" office:value="1082043.64692934" calcext:value-type="float">
            <text:p>1082043.64692934</text:p>
          </table:table-cell>
          <table:table-cell/>
          <table:table-cell office:value-type="float" office:value="1442688087.00828" calcext:value-type="float">
            <text:p>1442688087.00828</text:p>
          </table:table-cell>
          <table:table-cell table:formula="of:=[.G118]-[.B118]" office:value-type="float" office:value="0.0369963645935059" calcext:value-type="float">
            <text:p>0.03699636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688100.04389" calcext:value-type="float">
            <text:p>1442688100.04389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33.8800160884857" calcext:value-type="float">
            <text:p>33.8800160885</text:p>
          </table:table-cell>
          <table:table-cell table:formula="of:=[.C119]/([.D119]-[.D118])" office:value-type="float" office:value="5020.57313037697" calcext:value-type="float">
            <text:p>5020.573130377</text:p>
          </table:table-cell>
          <table:table-cell/>
          <table:table-cell office:value-type="float" office:value="1442688100.08862" calcext:value-type="float">
            <text:p>1442688100.08862</text:p>
          </table:table-cell>
          <table:table-cell table:formula="of:=[.G119]-[.B119]" office:value-type="float" office:value="0.0447320938110352" calcext:value-type="float">
            <text:p>0.04473209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688100.12643" calcext:value-type="float">
            <text:p>1442688100.12643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33.962554693222" calcext:value-type="float">
            <text:p>33.9625546932</text:p>
          </table:table-cell>
          <table:table-cell table:formula="of:=[.C120]/([.D120]-[.D119])" office:value-type="float" office:value="795167.306373342" calcext:value-type="float">
            <text:p>795167.306373342</text:p>
          </table:table-cell>
          <table:table-cell/>
          <table:table-cell office:value-type="float" office:value="1442688100.17126" calcext:value-type="float">
            <text:p>1442688100.17126</text:p>
          </table:table-cell>
          <table:table-cell table:formula="of:=[.G120]-[.B120]" office:value-type="float" office:value="0.0448274612426758" calcext:value-type="float">
            <text:p>0.04482746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688100.20906" calcext:value-type="float">
            <text:p>1442688100.20906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34.045184135437" calcext:value-type="float">
            <text:p>34.0451841354</text:p>
          </table:table-cell>
          <table:table-cell table:formula="of:=[.C121]/([.D121]-[.D120])" office:value-type="float" office:value="794293.150730149" calcext:value-type="float">
            <text:p>794293.150730149</text:p>
          </table:table-cell>
          <table:table-cell/>
          <table:table-cell office:value-type="float" office:value="1442688100.25384" calcext:value-type="float">
            <text:p>1442688100.25384</text:p>
          </table:table-cell>
          <table:table-cell table:formula="of:=[.G121]-[.B121]" office:value-type="float" office:value="0.044783353805542" calcext:value-type="float">
            <text:p>0.04478335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688100.29147" calcext:value-type="float">
            <text:p>1442688100.29147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34.1275978088379" calcext:value-type="float">
            <text:p>34.1275978088</text:p>
          </table:table-cell>
          <table:table-cell table:formula="of:=[.C122]/([.D122]-[.D121])" office:value-type="float" office:value="796372.704815025" calcext:value-type="float">
            <text:p>796372.704815025</text:p>
          </table:table-cell>
          <table:table-cell/>
          <table:table-cell office:value-type="float" office:value="1442688100.33626" calcext:value-type="float">
            <text:p>1442688100.33626</text:p>
          </table:table-cell>
          <table:table-cell table:formula="of:=[.G122]-[.B122]" office:value-type="float" office:value="0.0447900295257568" calcext:value-type="float">
            <text:p>0.04479002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688100.37387" calcext:value-type="float">
            <text:p>1442688100.37387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34.2099957466125" calcext:value-type="float">
            <text:p>34.2099957466</text:p>
          </table:table-cell>
          <table:table-cell table:formula="of:=[.C123]/([.D123]-[.D122])" office:value-type="float" office:value="796524.789000064" calcext:value-type="float">
            <text:p>796524.789000064</text:p>
          </table:table-cell>
          <table:table-cell/>
          <table:table-cell office:value-type="float" office:value="1442688100.41865" calcext:value-type="float">
            <text:p>1442688100.41865</text:p>
          </table:table-cell>
          <table:table-cell table:formula="of:=[.G123]-[.B123]" office:value-type="float" office:value="0.0447795391082764" calcext:value-type="float">
            <text:p>0.04477953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688100.4563" calcext:value-type="float">
            <text:p>1442688100.4563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34.2924239635468" calcext:value-type="float">
            <text:p>34.2924239635</text:p>
          </table:table-cell>
          <table:table-cell table:formula="of:=[.C124]/([.D124]-[.D123])" office:value-type="float" office:value="796232.193793405" calcext:value-type="float">
            <text:p>796232.193793405</text:p>
          </table:table-cell>
          <table:table-cell/>
          <table:table-cell office:value-type="float" office:value="1442688100.50113" calcext:value-type="float">
            <text:p>1442688100.50113</text:p>
          </table:table-cell>
          <table:table-cell table:formula="of:=[.G124]-[.B124]" office:value-type="float" office:value="0.0448300838470459" calcext:value-type="float">
            <text:p>0.04483008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688100.5389" calcext:value-type="float">
            <text:p>1442688100.5389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34.3750276565552" calcext:value-type="float">
            <text:p>34.3750276566</text:p>
          </table:table-cell>
          <table:table-cell table:formula="of:=[.C125]/([.D125]-[.D124])" office:value-type="float" office:value="794540.747631074" calcext:value-type="float">
            <text:p>794540.747631074</text:p>
          </table:table-cell>
          <table:table-cell/>
          <table:table-cell office:value-type="float" office:value="1442688100.58378" calcext:value-type="float">
            <text:p>1442688100.58378</text:p>
          </table:table-cell>
          <table:table-cell table:formula="of:=[.G125]-[.B125]" office:value-type="float" office:value="0.0448818206787109" calcext:value-type="float">
            <text:p>0.04488182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688100.62144" calcext:value-type="float">
            <text:p>1442688100.62144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34.4575657844543" calcext:value-type="float">
            <text:p>34.4575657845</text:p>
          </table:table-cell>
          <table:table-cell table:formula="of:=[.C126]/([.D126]-[.D125])" office:value-type="float" office:value="795171.900193535" calcext:value-type="float">
            <text:p>795171.900193535</text:p>
          </table:table-cell>
          <table:table-cell/>
          <table:table-cell office:value-type="float" office:value="1442688100.66622" calcext:value-type="float">
            <text:p>1442688100.66622</text:p>
          </table:table-cell>
          <table:table-cell table:formula="of:=[.G126]-[.B126]" office:value-type="float" office:value="0.0447845458984375" calcext:value-type="float">
            <text:p>0.04478454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688100.70384" calcext:value-type="float">
            <text:p>1442688100.70384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34.5399687290192" calcext:value-type="float">
            <text:p>34.539968729</text:p>
          </table:table-cell>
          <table:table-cell table:formula="of:=[.C127]/([.D127]-[.D126])" office:value-type="float" office:value="796476.392277134" calcext:value-type="float">
            <text:p>796476.392277134</text:p>
          </table:table-cell>
          <table:table-cell/>
          <table:table-cell office:value-type="float" office:value="1442688100.74872" calcext:value-type="float">
            <text:p>1442688100.74872</text:p>
          </table:table-cell>
          <table:table-cell table:formula="of:=[.G127]-[.B127]" office:value-type="float" office:value="0.044879674911499" calcext:value-type="float">
            <text:p>0.04487967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688100.78625" calcext:value-type="float">
            <text:p>1442688100.78625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34.6223714351654" calcext:value-type="float">
            <text:p>34.6223714352</text:p>
          </table:table-cell>
          <table:table-cell table:formula="of:=[.C128]/([.D128]-[.D127])" office:value-type="float" office:value="796478.696749628" calcext:value-type="float">
            <text:p>796478.696749628</text:p>
          </table:table-cell>
          <table:table-cell/>
          <table:table-cell office:value-type="float" office:value="1442688100.83099" calcext:value-type="float">
            <text:p>1442688100.83099</text:p>
          </table:table-cell>
          <table:table-cell table:formula="of:=[.G128]-[.B128]" office:value-type="float" office:value="0.0447452068328857" calcext:value-type="float">
            <text:p>0.04474520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688100.86867" calcext:value-type="float">
            <text:p>1442688100.86867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34.7047986984253" calcext:value-type="float">
            <text:p>34.7047986984</text:p>
          </table:table-cell>
          <table:table-cell table:formula="of:=[.C129]/([.D129]-[.D128])" office:value-type="float" office:value="796241.406111794" calcext:value-type="float">
            <text:p>796241.406111794</text:p>
          </table:table-cell>
          <table:table-cell/>
          <table:table-cell office:value-type="float" office:value="1442688100.91341" calcext:value-type="float">
            <text:p>1442688100.91341</text:p>
          </table:table-cell>
          <table:table-cell table:formula="of:=[.G129]-[.B129]" office:value-type="float" office:value="0.0447392463684082" calcext:value-type="float">
            <text:p>0.04473924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688100.95107" calcext:value-type="float">
            <text:p>1442688100.95107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34.7871971130371" calcext:value-type="float">
            <text:p>34.787197113</text:p>
          </table:table-cell>
          <table:table-cell table:formula="of:=[.C130]/([.D130]-[.D129])" office:value-type="float" office:value="796520.179534959" calcext:value-type="float">
            <text:p>796520.179534959</text:p>
          </table:table-cell>
          <table:table-cell/>
          <table:table-cell office:value-type="float" office:value="1442688100.99599" calcext:value-type="float">
            <text:p>1442688100.99599</text:p>
          </table:table-cell>
          <table:table-cell table:formula="of:=[.G130]-[.B130]" office:value-type="float" office:value="0.0449223518371582" calcext:value-type="float">
            <text:p>0.04492235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688101.03178" calcext:value-type="float">
            <text:p>1442688101.03178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34.8679022789001" calcext:value-type="float">
            <text:p>34.8679022789</text:p>
          </table:table-cell>
          <table:table-cell table:formula="of:=[.C131]/([.D131]-[.D130])" office:value-type="float" office:value="813231.709496547" calcext:value-type="float">
            <text:p>813231.709496547</text:p>
          </table:table-cell>
          <table:table-cell/>
          <table:table-cell office:value-type="float" office:value="1442688101.07586" calcext:value-type="float">
            <text:p>1442688101.07586</text:p>
          </table:table-cell>
          <table:table-cell table:formula="of:=[.G131]-[.B131]" office:value-type="float" office:value="0.0440788269042969" calcext:value-type="float">
            <text:p>0.044078826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688101.11029" calcext:value-type="float">
            <text:p>1442688101.11029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34.9464139938354" calcext:value-type="float">
            <text:p>34.9464139938</text:p>
          </table:table-cell>
          <table:table-cell table:formula="of:=[.C132]/([.D132]-[.D131])" office:value-type="float" office:value="835951.680001944" calcext:value-type="float">
            <text:p>835951.680001944</text:p>
          </table:table-cell>
          <table:table-cell/>
          <table:table-cell office:value-type="float" office:value="1442688101.15422" calcext:value-type="float">
            <text:p>1442688101.15422</text:p>
          </table:table-cell>
          <table:table-cell table:formula="of:=[.G132]-[.B132]" office:value-type="float" office:value="0.043926477432251" calcext:value-type="float">
            <text:p>0.04392647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688101.18881" calcext:value-type="float">
            <text:p>1442688101.18881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35.0249338150024" calcext:value-type="float">
            <text:p>35.024933815</text:p>
          </table:table-cell>
          <table:table-cell table:formula="of:=[.C133]/([.D133]-[.D132])" office:value-type="float" office:value="835865.377996939" calcext:value-type="float">
            <text:p>835865.377996939</text:p>
          </table:table-cell>
          <table:table-cell/>
          <table:table-cell office:value-type="float" office:value="1442688101.23292" calcext:value-type="float">
            <text:p>1442688101.23292</text:p>
          </table:table-cell>
          <table:table-cell table:formula="of:=[.G133]-[.B133]" office:value-type="float" office:value="0.0441150665283203" calcext:value-type="float">
            <text:p>0.04411506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688101.26729" calcext:value-type="float">
            <text:p>1442688101.26729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35.1034119129181" calcext:value-type="float">
            <text:p>35.1034119129</text:p>
          </table:table-cell>
          <table:table-cell table:formula="of:=[.C134]/([.D134]-[.D133])" office:value-type="float" office:value="836309.769772239" calcext:value-type="float">
            <text:p>836309.769772239</text:p>
          </table:table-cell>
          <table:table-cell/>
          <table:table-cell office:value-type="float" office:value="1442688101.31138" calcext:value-type="float">
            <text:p>1442688101.31138</text:p>
          </table:table-cell>
          <table:table-cell table:formula="of:=[.G134]-[.B134]" office:value-type="float" office:value="0.0440928936004639" calcext:value-type="float">
            <text:p>0.04409289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688101.34579" calcext:value-type="float">
            <text:p>1442688101.34579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35.1819176673889" calcext:value-type="float">
            <text:p>35.1819176674</text:p>
          </table:table-cell>
          <table:table-cell table:formula="of:=[.C135]/([.D135]-[.D134])" office:value-type="float" office:value="836015.148728882" calcext:value-type="float">
            <text:p>836015.148728882</text:p>
          </table:table-cell>
          <table:table-cell/>
          <table:table-cell office:value-type="float" office:value="1442688101.38982" calcext:value-type="float">
            <text:p>1442688101.38982</text:p>
          </table:table-cell>
          <table:table-cell table:formula="of:=[.G135]-[.B135]" office:value-type="float" office:value="0.044025182723999" calcext:value-type="float">
            <text:p>0.04402518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688101.42445" calcext:value-type="float">
            <text:p>1442688101.42445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35.2605707645416" calcext:value-type="float">
            <text:p>35.2605707645</text:p>
          </table:table-cell>
          <table:table-cell table:formula="of:=[.C136]/([.D136]-[.D135])" office:value-type="float" office:value="834449.022046409" calcext:value-type="float">
            <text:p>834449.022046409</text:p>
          </table:table-cell>
          <table:table-cell/>
          <table:table-cell office:value-type="float" office:value="1442688101.46845" calcext:value-type="float">
            <text:p>1442688101.46845</text:p>
          </table:table-cell>
          <table:table-cell table:formula="of:=[.G136]-[.B136]" office:value-type="float" office:value="0.0440089702606201" calcext:value-type="float">
            <text:p>0.04400897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688101.50299" calcext:value-type="float">
            <text:p>1442688101.50299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35.3391144275665" calcext:value-type="float">
            <text:p>35.3391144276</text:p>
          </table:table-cell>
          <table:table-cell table:formula="of:=[.C137]/([.D137]-[.D136])" office:value-type="float" office:value="835611.651817045" calcext:value-type="float">
            <text:p>835611.651817045</text:p>
          </table:table-cell>
          <table:table-cell/>
          <table:table-cell office:value-type="float" office:value="1442688101.54712" calcext:value-type="float">
            <text:p>1442688101.54712</text:p>
          </table:table-cell>
          <table:table-cell table:formula="of:=[.G137]-[.B137]" office:value-type="float" office:value="0.0441267490386963" calcext:value-type="float">
            <text:p>0.0441267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688101.58161" calcext:value-type="float">
            <text:p>1442688101.58161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35.4177367687225" calcext:value-type="float">
            <text:p>35.4177367687</text:p>
          </table:table-cell>
          <table:table-cell table:formula="of:=[.C138]/([.D138]-[.D137])" office:value-type="float" office:value="834775.44722015" calcext:value-type="float">
            <text:p>834775.44722015</text:p>
          </table:table-cell>
          <table:table-cell/>
          <table:table-cell office:value-type="float" office:value="1442688101.62556" calcext:value-type="float">
            <text:p>1442688101.62556</text:p>
          </table:table-cell>
          <table:table-cell table:formula="of:=[.G138]-[.B138]" office:value-type="float" office:value="0.0439505577087402" calcext:value-type="float">
            <text:p>0.04395055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688101.66019" calcext:value-type="float">
            <text:p>1442688101.66019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35.4963130950928" calcext:value-type="float">
            <text:p>35.4963130951</text:p>
          </table:table-cell>
          <table:table-cell table:formula="of:=[.C139]/([.D139]-[.D138])" office:value-type="float" office:value="835264.296917527" calcext:value-type="float">
            <text:p>835264.296917527</text:p>
          </table:table-cell>
          <table:table-cell/>
          <table:table-cell office:value-type="float" office:value="1442688101.70427" calcext:value-type="float">
            <text:p>1442688101.70427</text:p>
          </table:table-cell>
          <table:table-cell table:formula="of:=[.G139]-[.B139]" office:value-type="float" office:value="0.0440802574157715" calcext:value-type="float">
            <text:p>0.04408025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688101.73888" calcext:value-type="float">
            <text:p>1442688101.73888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35.5750052928925" calcext:value-type="float">
            <text:p>35.5750052929</text:p>
          </table:table-cell>
          <table:table-cell table:formula="of:=[.C140]/([.D140]-[.D139])" office:value-type="float" office:value="834034.400298128" calcext:value-type="float">
            <text:p>834034.400298128</text:p>
          </table:table-cell>
          <table:table-cell/>
          <table:table-cell office:value-type="float" office:value="1442688101.78289" calcext:value-type="float">
            <text:p>1442688101.78289</text:p>
          </table:table-cell>
          <table:table-cell table:formula="of:=[.G140]-[.B140]" office:value-type="float" office:value="0.0440075397491455" calcext:value-type="float">
            <text:p>0.044007539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688101.81638" calcext:value-type="float">
            <text:p>1442688101.81638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35.6525096893311" calcext:value-type="float">
            <text:p>35.6525096893</text:p>
          </table:table-cell>
          <table:table-cell table:formula="of:=[.C141]/([.D141]-[.D140])" office:value-type="float" office:value="846816.477720663" calcext:value-type="float">
            <text:p>846816.477720663</text:p>
          </table:table-cell>
          <table:table-cell/>
          <table:table-cell office:value-type="float" office:value="1442688101.86028" calcext:value-type="float">
            <text:p>1442688101.86028</text:p>
          </table:table-cell>
          <table:table-cell table:formula="of:=[.G141]-[.B141]" office:value-type="float" office:value="0.0438928604125977" calcext:value-type="float">
            <text:p>0.04389286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688101.89496" calcext:value-type="float">
            <text:p>1442688101.89496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5.7310879230499" calcext:value-type="float">
            <text:p>35.7310879231</text:p>
          </table:table-cell>
          <table:table-cell table:formula="of:=[.C142]/([.D142]-[.D141])" office:value-type="float" office:value="835244.022343521" calcext:value-type="float">
            <text:p>835244.022343521</text:p>
          </table:table-cell>
          <table:table-cell/>
          <table:table-cell office:value-type="float" office:value="1442688101.93892" calcext:value-type="float">
            <text:p>1442688101.93892</text:p>
          </table:table-cell>
          <table:table-cell table:formula="of:=[.G142]-[.B142]" office:value-type="float" office:value="0.0439622402191162" calcext:value-type="float">
            <text:p>0.043962240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688101.97355" calcext:value-type="float">
            <text:p>1442688101.97355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5.8096730709076" calcext:value-type="float">
            <text:p>35.8096730709</text:p>
          </table:table-cell>
          <table:table-cell table:formula="of:=[.C143]/([.D143]-[.D142])" office:value-type="float" office:value="835170.535262886" calcext:value-type="float">
            <text:p>835170.535262886</text:p>
          </table:table-cell>
          <table:table-cell/>
          <table:table-cell office:value-type="float" office:value="1442688102.01763" calcext:value-type="float">
            <text:p>1442688102.01763</text:p>
          </table:table-cell>
          <table:table-cell table:formula="of:=[.G143]-[.B143]" office:value-type="float" office:value="0.0440807342529297" calcext:value-type="float">
            <text:p>0.04408073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688102.04323" calcext:value-type="float">
            <text:p>1442688102.04323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5.8793587684631" calcext:value-type="float">
            <text:p>35.8793587685</text:p>
          </table:table-cell>
          <table:table-cell table:formula="of:=[.C144]/([.D144]-[.D143])" office:value-type="float" office:value="941828.844400803" calcext:value-type="float">
            <text:p>941828.844400803</text:p>
          </table:table-cell>
          <table:table-cell/>
          <table:table-cell office:value-type="float" office:value="1442688102.08494" calcext:value-type="float">
            <text:p>1442688102.08494</text:p>
          </table:table-cell>
          <table:table-cell table:formula="of:=[.G144]-[.B144]" office:value-type="float" office:value="0.0417065620422363" calcext:value-type="float">
            <text:p>0.0417065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688102.10767" calcext:value-type="float">
            <text:p>1442688102.10767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5.9437959194183" calcext:value-type="float">
            <text:p>35.9437959194</text:p>
          </table:table-cell>
          <table:table-cell table:formula="of:=[.C145]/([.D145]-[.D144])" office:value-type="float" office:value="1018542.85962504" calcext:value-type="float">
            <text:p>1018542.85962504</text:p>
          </table:table-cell>
          <table:table-cell/>
          <table:table-cell office:value-type="float" office:value="1442688102.14931" calcext:value-type="float">
            <text:p>1442688102.14931</text:p>
          </table:table-cell>
          <table:table-cell table:formula="of:=[.G145]-[.B145]" office:value-type="float" office:value="0.0416407585144043" calcext:value-type="float">
            <text:p>0.04164075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688102.17208" calcext:value-type="float">
            <text:p>1442688102.17208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6.0082058906555" calcext:value-type="float">
            <text:p>36.0082058907</text:p>
          </table:table-cell>
          <table:table-cell table:formula="of:=[.C146]/([.D146]-[.D145])" office:value-type="float" office:value="1018972.66431493" calcext:value-type="float">
            <text:p>1018972.66431493</text:p>
          </table:table-cell>
          <table:table-cell/>
          <table:table-cell office:value-type="float" office:value="1442688102.2138" calcext:value-type="float">
            <text:p>1442688102.2138</text:p>
          </table:table-cell>
          <table:table-cell table:formula="of:=[.G146]-[.B146]" office:value-type="float" office:value="0.0417208671569824" calcext:value-type="float">
            <text:p>0.04172086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688102.23647" calcext:value-type="float">
            <text:p>1442688102.23647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6.0725939273834" calcext:value-type="float">
            <text:p>36.0725939274</text:p>
          </table:table-cell>
          <table:table-cell table:formula="of:=[.C147]/([.D147]-[.D146])" office:value-type="float" office:value="1019319.78881965" calcext:value-type="float">
            <text:p>1019319.78881965</text:p>
          </table:table-cell>
          <table:table-cell/>
          <table:table-cell office:value-type="float" office:value="1442688102.27818" calcext:value-type="float">
            <text:p>1442688102.27818</text:p>
          </table:table-cell>
          <table:table-cell table:formula="of:=[.G147]-[.B147]" office:value-type="float" office:value="0.0417158603668213" calcext:value-type="float">
            <text:p>0.04171586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688102.30082" calcext:value-type="float">
            <text:p>1442688102.30082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6.1369457244873" calcext:value-type="float">
            <text:p>36.1369457245</text:p>
          </table:table-cell>
          <table:table-cell table:formula="of:=[.C148]/([.D148]-[.D147])" office:value-type="float" office:value="1019893.81732497" calcext:value-type="float">
            <text:p>1019893.81732497</text:p>
          </table:table-cell>
          <table:table-cell/>
          <table:table-cell office:value-type="float" office:value="1442688102.34256" calcext:value-type="float">
            <text:p>1442688102.34256</text:p>
          </table:table-cell>
          <table:table-cell table:formula="of:=[.G148]-[.B148]" office:value-type="float" office:value="0.0417437553405762" calcext:value-type="float">
            <text:p>0.041743755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688102.36523" calcext:value-type="float">
            <text:p>1442688102.36523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6.2013530731201" calcext:value-type="float">
            <text:p>36.2013530731</text:p>
          </table:table-cell>
          <table:table-cell table:formula="of:=[.C149]/([.D149]-[.D148])" office:value-type="float" office:value="1019014.15588723" calcext:value-type="float">
            <text:p>1019014.15588723</text:p>
          </table:table-cell>
          <table:table-cell/>
          <table:table-cell office:value-type="float" office:value="1442688102.40689" calcext:value-type="float">
            <text:p>1442688102.40689</text:p>
          </table:table-cell>
          <table:table-cell table:formula="of:=[.G149]-[.B149]" office:value-type="float" office:value="0.0416650772094727" calcext:value-type="float">
            <text:p>0.04166507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688102.42963" calcext:value-type="float">
            <text:p>1442688102.42963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6.2657594680786" calcext:value-type="float">
            <text:p>36.2657594681</text:p>
          </table:table-cell>
          <table:table-cell table:formula="of:=[.C150]/([.D150]-[.D149])" office:value-type="float" office:value="1019029.24456948" calcext:value-type="float">
            <text:p>1019029.24456948</text:p>
          </table:table-cell>
          <table:table-cell/>
          <table:table-cell office:value-type="float" office:value="1442688102.47134" calcext:value-type="float">
            <text:p>1442688102.47134</text:p>
          </table:table-cell>
          <table:table-cell table:formula="of:=[.G150]-[.B150]" office:value-type="float" office:value="0.0417046546936035" calcext:value-type="float">
            <text:p>0.04170465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688102.49409" calcext:value-type="float">
            <text:p>1442688102.49409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6.3302190303802" calcext:value-type="float">
            <text:p>36.3302190304</text:p>
          </table:table-cell>
          <table:table-cell table:formula="of:=[.C151]/([.D151]-[.D150])" office:value-type="float" office:value="1018188.73191968" calcext:value-type="float">
            <text:p>1018188.73191968</text:p>
          </table:table-cell>
          <table:table-cell/>
          <table:table-cell office:value-type="float" office:value="1442688102.5358" calcext:value-type="float">
            <text:p>1442688102.5358</text:p>
          </table:table-cell>
          <table:table-cell table:formula="of:=[.G151]-[.B151]" office:value-type="float" office:value="0.0417046546936035" calcext:value-type="float">
            <text:p>0.04170465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688102.55851" calcext:value-type="float">
            <text:p>1442688102.55851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6.3946328163147" calcext:value-type="float">
            <text:p>36.3946328163</text:p>
          </table:table-cell>
          <table:table-cell table:formula="of:=[.C152]/([.D152]-[.D151])" office:value-type="float" office:value="1018912.31896836" calcext:value-type="float">
            <text:p>1018912.31896836</text:p>
          </table:table-cell>
          <table:table-cell/>
          <table:table-cell office:value-type="float" office:value="1442688102.60007" calcext:value-type="float">
            <text:p>1442688102.60007</text:p>
          </table:table-cell>
          <table:table-cell table:formula="of:=[.G152]-[.B152]" office:value-type="float" office:value="0.0415642261505127" calcext:value-type="float">
            <text:p>0.04156422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688102.62295" calcext:value-type="float">
            <text:p>1442688102.62295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6.4590773582458" calcext:value-type="float">
            <text:p>36.4590773582</text:p>
          </table:table-cell>
          <table:table-cell table:formula="of:=[.C153]/([.D153]-[.D152])" office:value-type="float" office:value="1018426.04560858" calcext:value-type="float">
            <text:p>1018426.04560858</text:p>
          </table:table-cell>
          <table:table-cell/>
          <table:table-cell office:value-type="float" office:value="1442688102.66467" calcext:value-type="float">
            <text:p>1442688102.66467</text:p>
          </table:table-cell>
          <table:table-cell table:formula="of:=[.G153]-[.B153]" office:value-type="float" office:value="0.041722297668457" calcext:value-type="float">
            <text:p>0.04172229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688102.68739" calcext:value-type="float">
            <text:p>1442688102.68739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6.523512840271" calcext:value-type="float">
            <text:p>36.5235128403</text:p>
          </table:table-cell>
          <table:table-cell table:formula="of:=[.C154]/([.D154]-[.D153])" office:value-type="float" office:value="1018569.24069237" calcext:value-type="float">
            <text:p>1018569.24069237</text:p>
          </table:table-cell>
          <table:table-cell/>
          <table:table-cell office:value-type="float" office:value="1442688102.72913" calcext:value-type="float">
            <text:p>1442688102.72913</text:p>
          </table:table-cell>
          <table:table-cell table:formula="of:=[.G154]-[.B154]" office:value-type="float" office:value="0.0417454242706299" calcext:value-type="float">
            <text:p>0.04174542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688102.75177" calcext:value-type="float">
            <text:p>1442688102.75177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6.5878913402557" calcext:value-type="float">
            <text:p>36.5878913403</text:p>
          </table:table-cell>
          <table:table-cell table:formula="of:=[.C155]/([.D155]-[.D154])" office:value-type="float" office:value="1019470.78629598" calcext:value-type="float">
            <text:p>1019470.78629598</text:p>
          </table:table-cell>
          <table:table-cell/>
          <table:table-cell office:value-type="float" office:value="1442688102.7934" calcext:value-type="float">
            <text:p>1442688102.7934</text:p>
          </table:table-cell>
          <table:table-cell table:formula="of:=[.G155]-[.B155]" office:value-type="float" office:value="0.0416326522827148" calcext:value-type="float">
            <text:p>0.04163265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688102.81615" calcext:value-type="float">
            <text:p>1442688102.81615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6.6522767543793" calcext:value-type="float">
            <text:p>36.6522767544</text:p>
          </table:table-cell>
          <table:table-cell table:formula="of:=[.C156]/([.D156]-[.D155])" office:value-type="float" office:value="1019361.30866648" calcext:value-type="float">
            <text:p>1019361.30866648</text:p>
          </table:table-cell>
          <table:table-cell/>
          <table:table-cell office:value-type="float" office:value="1442688102.85785" calcext:value-type="float">
            <text:p>1442688102.85785</text:p>
          </table:table-cell>
          <table:table-cell table:formula="of:=[.G156]-[.B156]" office:value-type="float" office:value="0.0417008399963379" calcext:value-type="float">
            <text:p>0.041700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688102.88062" calcext:value-type="float">
            <text:p>1442688102.88062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6.7167439460754" calcext:value-type="float">
            <text:p>36.7167439461</text:p>
          </table:table-cell>
          <table:table-cell table:formula="of:=[.C157]/([.D157]-[.D156])" office:value-type="float" office:value="1018068.23398362" calcext:value-type="float">
            <text:p>1018068.23398362</text:p>
          </table:table-cell>
          <table:table-cell/>
          <table:table-cell office:value-type="float" office:value="1442688102.9223" calcext:value-type="float">
            <text:p>1442688102.9223</text:p>
          </table:table-cell>
          <table:table-cell table:formula="of:=[.G157]-[.B157]" office:value-type="float" office:value="0.0416839122772217" calcext:value-type="float">
            <text:p>0.04168391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688102.94504" calcext:value-type="float">
            <text:p>1442688102.94504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6.7811653614044" calcext:value-type="float">
            <text:p>36.7811653614</text:p>
          </table:table-cell>
          <table:table-cell table:formula="of:=[.C158]/([.D158]-[.D157])" office:value-type="float" office:value="1018791.64971521" calcext:value-type="float">
            <text:p>1018791.64971521</text:p>
          </table:table-cell>
          <table:table-cell/>
          <table:table-cell office:value-type="float" office:value="1442688102.98677" calcext:value-type="float">
            <text:p>1442688102.98677</text:p>
          </table:table-cell>
          <table:table-cell table:formula="of:=[.G158]-[.B158]" office:value-type="float" office:value="0.0417253971099854" calcext:value-type="float">
            <text:p>0.04172539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688103.0107" calcext:value-type="float">
            <text:p>1442688103.0107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6.8468263149261" calcext:value-type="float">
            <text:p>36.8468263149</text:p>
          </table:table-cell>
          <table:table-cell table:formula="of:=[.C159]/([.D159]-[.D158])" office:value-type="float" office:value="999559.045061401" calcext:value-type="float">
            <text:p>999559.045061401</text:p>
          </table:table-cell>
          <table:table-cell/>
          <table:table-cell office:value-type="float" office:value="1442688103.05066" calcext:value-type="float">
            <text:p>1442688103.05066</text:p>
          </table:table-cell>
          <table:table-cell table:formula="of:=[.G159]-[.B159]" office:value-type="float" office:value="0.0399601459503174" calcext:value-type="float">
            <text:p>0.03996014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688103.07731" calcext:value-type="float">
            <text:p>1442688103.07731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6.9134392738342" calcext:value-type="float">
            <text:p>36.9134392738</text:p>
          </table:table-cell>
          <table:table-cell table:formula="of:=[.C160]/([.D160]-[.D159])" office:value-type="float" office:value="985273.752672739" calcext:value-type="float">
            <text:p>985273.752672739</text:p>
          </table:table-cell>
          <table:table-cell/>
          <table:table-cell office:value-type="float" office:value="1442688103.11719" calcext:value-type="float">
            <text:p>1442688103.11719</text:p>
          </table:table-cell>
          <table:table-cell table:formula="of:=[.G160]-[.B160]" office:value-type="float" office:value="0.0398762226104736" calcext:value-type="float">
            <text:p>0.03987622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688103.14389" calcext:value-type="float">
            <text:p>1442688103.14389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6.9800190925598" calcext:value-type="float">
            <text:p>36.9800190926</text:p>
          </table:table-cell>
          <table:table-cell table:formula="of:=[.C161]/([.D161]-[.D160])" office:value-type="float" office:value="985764.173833329" calcext:value-type="float">
            <text:p>985764.173833329</text:p>
          </table:table-cell>
          <table:table-cell/>
          <table:table-cell office:value-type="float" office:value="1442688103.18381" calcext:value-type="float">
            <text:p>1442688103.18381</text:p>
          </table:table-cell>
          <table:table-cell table:formula="of:=[.G161]-[.B161]" office:value-type="float" office:value="0.0399174690246582" calcext:value-type="float">
            <text:p>0.0399174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688103.21042" calcext:value-type="float">
            <text:p>1442688103.21042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7.0465452671051" calcext:value-type="float">
            <text:p>37.0465452671</text:p>
          </table:table-cell>
          <table:table-cell table:formula="of:=[.C162]/([.D162]-[.D161])" office:value-type="float" office:value="986559.056620949" calcext:value-type="float">
            <text:p>986559.056620949</text:p>
          </table:table-cell>
          <table:table-cell/>
          <table:table-cell office:value-type="float" office:value="1442688103.25034" calcext:value-type="float">
            <text:p>1442688103.25034</text:p>
          </table:table-cell>
          <table:table-cell table:formula="of:=[.G162]-[.B162]" office:value-type="float" office:value="0.0399169921875" calcext:value-type="float">
            <text:p>0.03991699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688103.27705" calcext:value-type="float">
            <text:p>1442688103.27705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7.1131711006165" calcext:value-type="float">
            <text:p>37.1131711006</text:p>
          </table:table-cell>
          <table:table-cell table:formula="of:=[.C163]/([.D163]-[.D162])" office:value-type="float" office:value="985083.360928112" calcext:value-type="float">
            <text:p>985083.360928112</text:p>
          </table:table-cell>
          <table:table-cell/>
          <table:table-cell office:value-type="float" office:value="1442688103.31707" calcext:value-type="float">
            <text:p>1442688103.31707</text:p>
          </table:table-cell>
          <table:table-cell table:formula="of:=[.G163]-[.B163]" office:value-type="float" office:value="0.0400257110595703" calcext:value-type="float">
            <text:p>0.04002571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688103.34359" calcext:value-type="float">
            <text:p>1442688103.34359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7.1797194480896" calcext:value-type="float">
            <text:p>37.1797194481</text:p>
          </table:table-cell>
          <table:table-cell table:formula="of:=[.C164]/([.D164]-[.D163])" office:value-type="float" office:value="986230.349694043" calcext:value-type="float">
            <text:p>986230.349694043</text:p>
          </table:table-cell>
          <table:table-cell/>
          <table:table-cell office:value-type="float" office:value="1442688103.38361" calcext:value-type="float">
            <text:p>1442688103.38361</text:p>
          </table:table-cell>
          <table:table-cell table:formula="of:=[.G164]-[.B164]" office:value-type="float" office:value="0.0400168895721436" calcext:value-type="float">
            <text:p>0.04001688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688103.41019" calcext:value-type="float">
            <text:p>1442688103.41019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7.2463173866272" calcext:value-type="float">
            <text:p>37.2463173866</text:p>
          </table:table-cell>
          <table:table-cell table:formula="of:=[.C165]/([.D165]-[.D164])" office:value-type="float" office:value="985495.969412742" calcext:value-type="float">
            <text:p>985495.969412742</text:p>
          </table:table-cell>
          <table:table-cell/>
          <table:table-cell office:value-type="float" office:value="1442688103.45013" calcext:value-type="float">
            <text:p>1442688103.45013</text:p>
          </table:table-cell>
          <table:table-cell table:formula="of:=[.G165]-[.B165]" office:value-type="float" office:value="0.0399398803710937" calcext:value-type="float">
            <text:p>0.03993988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688103.47676" calcext:value-type="float">
            <text:p>1442688103.47676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7.3128867149353" calcext:value-type="float">
            <text:p>37.3128867149</text:p>
          </table:table-cell>
          <table:table-cell table:formula="of:=[.C166]/([.D166]-[.D165])" office:value-type="float" office:value="985919.516811598" calcext:value-type="float">
            <text:p>985919.516811598</text:p>
          </table:table-cell>
          <table:table-cell/>
          <table:table-cell office:value-type="float" office:value="1442688103.51666" calcext:value-type="float">
            <text:p>1442688103.51666</text:p>
          </table:table-cell>
          <table:table-cell table:formula="of:=[.G166]-[.B166]" office:value-type="float" office:value="0.0399024486541748" calcext:value-type="float">
            <text:p>0.03990244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688103.54335" calcext:value-type="float">
            <text:p>1442688103.54335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7.3794779777527" calcext:value-type="float">
            <text:p>37.3794779778</text:p>
          </table:table-cell>
          <table:table-cell table:formula="of:=[.C167]/([.D167]-[.D166])" office:value-type="float" office:value="985594.764586257" calcext:value-type="float">
            <text:p>985594.764586257</text:p>
          </table:table-cell>
          <table:table-cell/>
          <table:table-cell office:value-type="float" office:value="1442688103.58332" calcext:value-type="float">
            <text:p>1442688103.58332</text:p>
          </table:table-cell>
          <table:table-cell table:formula="of:=[.G167]-[.B167]" office:value-type="float" office:value="0.0399665832519531" calcext:value-type="float">
            <text:p>0.03996658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688103.60991" calcext:value-type="float">
            <text:p>1442688103.60991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7.4460394382477" calcext:value-type="float">
            <text:p>37.4460394382</text:p>
          </table:table-cell>
          <table:table-cell table:formula="of:=[.C168]/([.D168]-[.D167])" office:value-type="float" office:value="986036.056179011" calcext:value-type="float">
            <text:p>986036.056179011</text:p>
          </table:table-cell>
          <table:table-cell/>
          <table:table-cell office:value-type="float" office:value="1442688103.6498" calcext:value-type="float">
            <text:p>1442688103.6498</text:p>
          </table:table-cell>
          <table:table-cell table:formula="of:=[.G168]-[.B168]" office:value-type="float" office:value="0.0398890972137451" calcext:value-type="float">
            <text:p>0.03988909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688103.67646" calcext:value-type="float">
            <text:p>1442688103.67646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7.5125887393951" calcext:value-type="float">
            <text:p>37.5125887394</text:p>
          </table:table-cell>
          <table:table-cell table:formula="of:=[.C169]/([.D169]-[.D168])" office:value-type="float" office:value="986216.216674787" calcext:value-type="float">
            <text:p>986216.216674787</text:p>
          </table:table-cell>
          <table:table-cell/>
          <table:table-cell office:value-type="float" office:value="1442688103.71635" calcext:value-type="float">
            <text:p>1442688103.71635</text:p>
          </table:table-cell>
          <table:table-cell table:formula="of:=[.G169]-[.B169]" office:value-type="float" office:value="0.0398910045623779" calcext:value-type="float">
            <text:p>0.039891004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688103.743" calcext:value-type="float">
            <text:p>1442688103.743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7.5791246891022" calcext:value-type="float">
            <text:p>37.5791246891</text:p>
          </table:table-cell>
          <table:table-cell table:formula="of:=[.C170]/([.D170]-[.D169])" office:value-type="float" office:value="986414.115812407" calcext:value-type="float">
            <text:p>986414.115812407</text:p>
          </table:table-cell>
          <table:table-cell/>
          <table:table-cell office:value-type="float" office:value="1442688103.78277" calcext:value-type="float">
            <text:p>1442688103.78277</text:p>
          </table:table-cell>
          <table:table-cell table:formula="of:=[.G170]-[.B170]" office:value-type="float" office:value="0.039771556854248" calcext:value-type="float">
            <text:p>0.039771556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688103.80952" calcext:value-type="float">
            <text:p>1442688103.80952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7.6456410884857" calcext:value-type="float">
            <text:p>37.6456410885</text:p>
          </table:table-cell>
          <table:table-cell table:formula="of:=[.C171]/([.D171]-[.D170])" office:value-type="float" office:value="986704.040030109" calcext:value-type="float">
            <text:p>986704.040030109</text:p>
          </table:table-cell>
          <table:table-cell/>
          <table:table-cell office:value-type="float" office:value="1442688103.84939" calcext:value-type="float">
            <text:p>1442688103.84939</text:p>
          </table:table-cell>
          <table:table-cell table:formula="of:=[.G171]-[.B171]" office:value-type="float" office:value="0.0398786067962646" calcext:value-type="float">
            <text:p>0.03987860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688103.87602" calcext:value-type="float">
            <text:p>1442688103.87602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7.7121434211731" calcext:value-type="float">
            <text:p>37.7121434212</text:p>
          </table:table-cell>
          <table:table-cell table:formula="of:=[.C172]/([.D172]-[.D171])" office:value-type="float" office:value="986912.749490017" calcext:value-type="float">
            <text:p>986912.749490017</text:p>
          </table:table-cell>
          <table:table-cell/>
          <table:table-cell office:value-type="float" office:value="1442688103.91594" calcext:value-type="float">
            <text:p>1442688103.91594</text:p>
          </table:table-cell>
          <table:table-cell table:formula="of:=[.G172]-[.B172]" office:value-type="float" office:value="0.0399196147918701" calcext:value-type="float">
            <text:p>0.03991961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688103.94257" calcext:value-type="float">
            <text:p>1442688103.94257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7.7786917686462" calcext:value-type="float">
            <text:p>37.7786917686</text:p>
          </table:table-cell>
          <table:table-cell table:formula="of:=[.C173]/([.D173]-[.D172])" office:value-type="float" office:value="986230.349694043" calcext:value-type="float">
            <text:p>986230.349694043</text:p>
          </table:table-cell>
          <table:table-cell/>
          <table:table-cell office:value-type="float" office:value="1442688103.98263" calcext:value-type="float">
            <text:p>1442688103.98263</text:p>
          </table:table-cell>
          <table:table-cell table:formula="of:=[.G173]-[.B173]" office:value-type="float" office:value="0.0400655269622803" calcext:value-type="float">
            <text:p>0.0400655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688104.00918" calcext:value-type="float">
            <text:p>1442688104.00918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7.845308303833" calcext:value-type="float">
            <text:p>37.8453083038</text:p>
          </table:table-cell>
          <table:table-cell table:formula="of:=[.C174]/([.D174]-[.D173])" office:value-type="float" office:value="985220.858695108" calcext:value-type="float">
            <text:p>985220.858695108</text:p>
          </table:table-cell>
          <table:table-cell/>
          <table:table-cell office:value-type="float" office:value="1442688104.04902" calcext:value-type="float">
            <text:p>1442688104.04902</text:p>
          </table:table-cell>
          <table:table-cell table:formula="of:=[.G174]-[.B174]" office:value-type="float" office:value="0.0398359298706055" calcext:value-type="float">
            <text:p>0.03983592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688104.07575" calcext:value-type="float">
            <text:p>1442688104.07575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7.9118800163269" calcext:value-type="float">
            <text:p>37.9118800163</text:p>
          </table:table-cell>
          <table:table-cell table:formula="of:=[.C175]/([.D175]-[.D174])" office:value-type="float" office:value="985884.207290257" calcext:value-type="float">
            <text:p>985884.207290257</text:p>
          </table:table-cell>
          <table:table-cell/>
          <table:table-cell office:value-type="float" office:value="1442688104.11564" calcext:value-type="float">
            <text:p>1442688104.11564</text:p>
          </table:table-cell>
          <table:table-cell table:formula="of:=[.G175]-[.B175]" office:value-type="float" office:value="0.0398855209350586" calcext:value-type="float">
            <text:p>0.039885520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688104.14228" calcext:value-type="float">
            <text:p>1442688104.14228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7.9784014225006" calcext:value-type="float">
            <text:p>37.9784014225</text:p>
          </table:table-cell>
          <table:table-cell table:formula="of:=[.C176]/([.D176]-[.D175])" office:value-type="float" office:value="986629.7749121" calcext:value-type="float">
            <text:p>986629.7749121</text:p>
          </table:table-cell>
          <table:table-cell/>
          <table:table-cell office:value-type="float" office:value="1442688104.1821" calcext:value-type="float">
            <text:p>1442688104.1821</text:p>
          </table:table-cell>
          <table:table-cell table:formula="of:=[.G176]-[.B176]" office:value-type="float" office:value="0.0398197174072266" calcext:value-type="float">
            <text:p>0.0398197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688104.20883" calcext:value-type="float">
            <text:p>1442688104.20883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8.0449516773224" calcext:value-type="float">
            <text:p>38.0449516773</text:p>
          </table:table-cell>
          <table:table-cell table:formula="of:=[.C177]/([.D177]-[.D176])" office:value-type="float" office:value="986202.084060588" calcext:value-type="float">
            <text:p>986202.084060588</text:p>
          </table:table-cell>
          <table:table-cell/>
          <table:table-cell office:value-type="float" office:value="1442688104.24867" calcext:value-type="float">
            <text:p>1442688104.24867</text:p>
          </table:table-cell>
          <table:table-cell table:formula="of:=[.G177]-[.B177]" office:value-type="float" office:value="0.0398426055908203" calcext:value-type="float">
            <text:p>0.03984260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688104.27538" calcext:value-type="float">
            <text:p>1442688104.27538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8.1115005016327" calcext:value-type="float">
            <text:p>38.1115005016</text:p>
          </table:table-cell>
          <table:table-cell table:formula="of:=[.C178]/([.D178]-[.D177])" office:value-type="float" office:value="986223.283133782" calcext:value-type="float">
            <text:p>986223.283133782</text:p>
          </table:table-cell>
          <table:table-cell/>
          <table:table-cell office:value-type="float" office:value="1442688104.31515" calcext:value-type="float">
            <text:p>1442688104.31515</text:p>
          </table:table-cell>
          <table:table-cell table:formula="of:=[.G178]-[.B178]" office:value-type="float" office:value="0.0397768020629883" calcext:value-type="float">
            <text:p>0.03977680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688104.3419" calcext:value-type="float">
            <text:p>1442688104.3419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8.1780281066895" calcext:value-type="float">
            <text:p>38.1780281067</text:p>
          </table:table-cell>
          <table:table-cell table:formula="of:=[.C179]/([.D179]-[.D178])" office:value-type="float" office:value="986537.843110412" calcext:value-type="float">
            <text:p>986537.843110412</text:p>
          </table:table-cell>
          <table:table-cell/>
          <table:table-cell office:value-type="float" office:value="1442688104.38171" calcext:value-type="float">
            <text:p>1442688104.38171</text:p>
          </table:table-cell>
          <table:table-cell table:formula="of:=[.G179]-[.B179]" office:value-type="float" office:value="0.0398049354553223" calcext:value-type="float">
            <text:p>0.03980493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688104.40841" calcext:value-type="float">
            <text:p>1442688104.40841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8.24453997612" calcext:value-type="float">
            <text:p>38.2445399761</text:p>
          </table:table-cell>
          <table:table-cell table:formula="of:=[.C180]/([.D180]-[.D179])" office:value-type="float" office:value="986771.241914034" calcext:value-type="float">
            <text:p>986771.241914034</text:p>
          </table:table-cell>
          <table:table-cell/>
          <table:table-cell office:value-type="float" office:value="1442688104.44823" calcext:value-type="float">
            <text:p>1442688104.44823</text:p>
          </table:table-cell>
          <table:table-cell table:formula="of:=[.G180]-[.B180]" office:value-type="float" office:value="0.0398144721984863" calcext:value-type="float">
            <text:p>0.03981447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688104.47495" calcext:value-type="float">
            <text:p>1442688104.47495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8.3110792636871" calcext:value-type="float">
            <text:p>38.3110792637</text:p>
          </table:table-cell>
          <table:table-cell table:formula="of:=[.C181]/([.D181]-[.D180])" office:value-type="float" office:value="986364.63358248" calcext:value-type="float">
            <text:p>986364.63358248</text:p>
          </table:table-cell>
          <table:table-cell/>
          <table:table-cell office:value-type="float" office:value="1442688104.51483" calcext:value-type="float">
            <text:p>1442688104.51483</text:p>
          </table:table-cell>
          <table:table-cell table:formula="of:=[.G181]-[.B181]" office:value-type="float" office:value="0.0398797988891602" calcext:value-type="float">
            <text:p>0.03987979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688104.54156" calcext:value-type="float">
            <text:p>1442688104.54156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8.3776803016663" calcext:value-type="float">
            <text:p>38.3776803017</text:p>
          </table:table-cell>
          <table:table-cell table:formula="of:=[.C182]/([.D182]-[.D181])" office:value-type="float" office:value="985450.106957347" calcext:value-type="float">
            <text:p>985450.106957347</text:p>
          </table:table-cell>
          <table:table-cell/>
          <table:table-cell office:value-type="float" office:value="1442688104.58144" calcext:value-type="float">
            <text:p>1442688104.58144</text:p>
          </table:table-cell>
          <table:table-cell table:formula="of:=[.G182]-[.B182]" office:value-type="float" office:value="0.0398883819580078" calcext:value-type="float">
            <text:p>0.0398883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688104.60806" calcext:value-type="float">
            <text:p>1442688104.60806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8.4441804885864" calcext:value-type="float">
            <text:p>38.4441804886</text:p>
          </table:table-cell>
          <table:table-cell table:formula="of:=[.C183]/([.D183]-[.D182])" office:value-type="float" office:value="986944.594288009" calcext:value-type="float">
            <text:p>986944.594288009</text:p>
          </table:table-cell>
          <table:table-cell/>
          <table:table-cell office:value-type="float" office:value="1442688104.64776" calcext:value-type="float">
            <text:p>1442688104.64776</text:p>
          </table:table-cell>
          <table:table-cell table:formula="of:=[.G183]-[.B183]" office:value-type="float" office:value="0.0397036075592041" calcext:value-type="float">
            <text:p>0.039703607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688104.67463" calcext:value-type="float">
            <text:p>1442688104.67463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8.5107524394989" calcext:value-type="float">
            <text:p>38.5107524395</text:p>
          </table:table-cell>
          <table:table-cell table:formula="of:=[.C184]/([.D184]-[.D183])" office:value-type="float" office:value="985880.676477224" calcext:value-type="float">
            <text:p>985880.676477224</text:p>
          </table:table-cell>
          <table:table-cell/>
          <table:table-cell office:value-type="float" office:value="1442688104.71447" calcext:value-type="float">
            <text:p>1442688104.71447</text:p>
          </table:table-cell>
          <table:table-cell table:formula="of:=[.G184]-[.B184]" office:value-type="float" office:value="0.0398428440093994" calcext:value-type="float">
            <text:p>0.0398428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688104.74124" calcext:value-type="float">
            <text:p>1442688104.74124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8.5773682594299" calcext:value-type="float">
            <text:p>38.5773682594</text:p>
          </table:table-cell>
          <table:table-cell table:formula="of:=[.C185]/([.D185]-[.D184])" office:value-type="float" office:value="985231.437036295" calcext:value-type="float">
            <text:p>985231.437036295</text:p>
          </table:table-cell>
          <table:table-cell/>
          <table:table-cell office:value-type="float" office:value="1442688104.78106" calcext:value-type="float">
            <text:p>1442688104.78106</text:p>
          </table:table-cell>
          <table:table-cell table:formula="of:=[.G185]-[.B185]" office:value-type="float" office:value="0.0398211479187012" calcext:value-type="float">
            <text:p>0.03982114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688104.80777" calcext:value-type="float">
            <text:p>1442688104.80777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8.643899679184" calcext:value-type="float">
            <text:p>38.6438996792</text:p>
          </table:table-cell>
          <table:table-cell table:formula="of:=[.C186]/([.D186]-[.D185])" office:value-type="float" office:value="986481.278208799" calcext:value-type="float">
            <text:p>986481.278208799</text:p>
          </table:table-cell>
          <table:table-cell/>
          <table:table-cell office:value-type="float" office:value="1442688104.84761" calcext:value-type="float">
            <text:p>1442688104.84761</text:p>
          </table:table-cell>
          <table:table-cell table:formula="of:=[.G186]-[.B186]" office:value-type="float" office:value="0.0398390293121338" calcext:value-type="float">
            <text:p>0.03983902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688104.8743" calcext:value-type="float">
            <text:p>1442688104.8743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8.7104244232178" calcext:value-type="float">
            <text:p>38.7104244232</text:p>
          </table:table-cell>
          <table:table-cell table:formula="of:=[.C187]/([.D187]-[.D186])" office:value-type="float" office:value="986580.271043813" calcext:value-type="float">
            <text:p>986580.271043813</text:p>
          </table:table-cell>
          <table:table-cell/>
          <table:table-cell office:value-type="float" office:value="1442688104.91411" calcext:value-type="float">
            <text:p>1442688104.91411</text:p>
          </table:table-cell>
          <table:table-cell table:formula="of:=[.G187]-[.B187]" office:value-type="float" office:value="0.0398149490356445" calcext:value-type="float">
            <text:p>0.0398149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688104.94083" calcext:value-type="float">
            <text:p>1442688104.94083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8.7769589424133" calcext:value-type="float">
            <text:p>38.7769589424</text:p>
          </table:table-cell>
          <table:table-cell table:formula="of:=[.C188]/([.D188]-[.D187])" office:value-type="float" office:value="986435.324002207" calcext:value-type="float">
            <text:p>986435.324002207</text:p>
          </table:table-cell>
          <table:table-cell/>
          <table:table-cell office:value-type="float" office:value="1442688104.9807" calcext:value-type="float">
            <text:p>1442688104.9807</text:p>
          </table:table-cell>
          <table:table-cell table:formula="of:=[.G188]-[.B188]" office:value-type="float" office:value="0.0398645401000977" calcext:value-type="float">
            <text:p>0.03986454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688105.00621" calcext:value-type="float">
            <text:p>1442688105.00621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8.8423366546631" calcext:value-type="float">
            <text:p>38.8423366547</text:p>
          </table:table-cell>
          <table:table-cell table:formula="of:=[.C189]/([.D189]-[.D188])" office:value-type="float" office:value="1003889.51741341" calcext:value-type="float">
            <text:p>1003889.51741341</text:p>
          </table:table-cell>
          <table:table-cell/>
          <table:table-cell office:value-type="float" office:value="1442688105.04442" calcext:value-type="float">
            <text:p>1442688105.04442</text:p>
          </table:table-cell>
          <table:table-cell table:formula="of:=[.G189]-[.B189]" office:value-type="float" office:value="0.038205623626709" calcext:value-type="float">
            <text:p>0.03820562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688105.06976" calcext:value-type="float">
            <text:p>1442688105.06976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8.9058835506439" calcext:value-type="float">
            <text:p>38.9058835506</text:p>
          </table:table-cell>
          <table:table-cell table:formula="of:=[.C190]/([.D190]-[.D189])" office:value-type="float" office:value="1032812.05143039" calcext:value-type="float">
            <text:p>1032812.05143039</text:p>
          </table:table-cell>
          <table:table-cell/>
          <table:table-cell office:value-type="float" office:value="1442688105.10801" calcext:value-type="float">
            <text:p>1442688105.10801</text:p>
          </table:table-cell>
          <table:table-cell table:formula="of:=[.G190]-[.B190]" office:value-type="float" office:value="0.0382471084594727" calcext:value-type="float">
            <text:p>0.03824710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688105.13328" calcext:value-type="float">
            <text:p>1442688105.13328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8.9694099426269" calcext:value-type="float">
            <text:p>38.9694099426</text:p>
          </table:table-cell>
          <table:table-cell table:formula="of:=[.C191]/([.D191]-[.D190])" office:value-type="float" office:value="1033145.40541717" calcext:value-type="float">
            <text:p>1033145.40541717</text:p>
          </table:table-cell>
          <table:table-cell/>
          <table:table-cell office:value-type="float" office:value="1442688105.17154" calcext:value-type="float">
            <text:p>1442688105.17154</text:p>
          </table:table-cell>
          <table:table-cell table:formula="of:=[.G191]-[.B191]" office:value-type="float" office:value="0.0382599830627441" calcext:value-type="float">
            <text:p>0.03825998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688105.19683" calcext:value-type="float">
            <text:p>1442688105.19683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9.0329568386078" calcext:value-type="float">
            <text:p>39.0329568386</text:p>
          </table:table-cell>
          <table:table-cell table:formula="of:=[.C192]/([.D192]-[.D191])" office:value-type="float" office:value="1032812.05143039" calcext:value-type="float">
            <text:p>1032812.05143039</text:p>
          </table:table-cell>
          <table:table-cell/>
          <table:table-cell office:value-type="float" office:value="1442688105.2351" calcext:value-type="float">
            <text:p>1442688105.2351</text:p>
          </table:table-cell>
          <table:table-cell table:formula="of:=[.G192]-[.B192]" office:value-type="float" office:value="0.0382645130157471" calcext:value-type="float">
            <text:p>0.0382645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688105.26042" calcext:value-type="float">
            <text:p>1442688105.26042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9.0965421199799" calcext:value-type="float">
            <text:p>39.09654212</text:p>
          </table:table-cell>
          <table:table-cell table:formula="of:=[.C193]/([.D193]-[.D192])" office:value-type="float" office:value="1032188.55973843" calcext:value-type="float">
            <text:p>1032188.55973843</text:p>
          </table:table-cell>
          <table:table-cell/>
          <table:table-cell office:value-type="float" office:value="1442688105.29866" calcext:value-type="float">
            <text:p>1442688105.29866</text:p>
          </table:table-cell>
          <table:table-cell table:formula="of:=[.G193]-[.B193]" office:value-type="float" office:value="0.0382454395294189" calcext:value-type="float">
            <text:p>0.03824543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688105.32399" calcext:value-type="float">
            <text:p>1442688105.32399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9.1601178646088" calcext:value-type="float">
            <text:p>39.1601178646</text:p>
          </table:table-cell>
          <table:table-cell table:formula="of:=[.C194]/([.D194]-[.D193])" office:value-type="float" office:value="1032343.39421577" calcext:value-type="float">
            <text:p>1032343.39421577</text:p>
          </table:table-cell>
          <table:table-cell/>
          <table:table-cell office:value-type="float" office:value="1442688105.36224" calcext:value-type="float">
            <text:p>1442688105.36224</text:p>
          </table:table-cell>
          <table:table-cell table:formula="of:=[.G194]-[.B194]" office:value-type="float" office:value="0.0382504463195801" calcext:value-type="float">
            <text:p>0.038250446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688105.38755" calcext:value-type="float">
            <text:p>1442688105.38755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9.2236750125885" calcext:value-type="float">
            <text:p>39.2236750126</text:p>
          </table:table-cell>
          <table:table-cell table:formula="of:=[.C195]/([.D195]-[.D194])" office:value-type="float" office:value="1032645.45509382" calcext:value-type="float">
            <text:p>1032645.45509382</text:p>
          </table:table-cell>
          <table:table-cell/>
          <table:table-cell office:value-type="float" office:value="1442688105.4258" calcext:value-type="float">
            <text:p>1442688105.4258</text:p>
          </table:table-cell>
          <table:table-cell table:formula="of:=[.G195]-[.B195]" office:value-type="float" office:value="0.0382511615753174" calcext:value-type="float">
            <text:p>0.03825116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688105.4511" calcext:value-type="float">
            <text:p>1442688105.4511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9.2872233390808" calcext:value-type="float">
            <text:p>39.2872233391</text:p>
          </table:table-cell>
          <table:table-cell table:formula="of:=[.C196]/([.D196]-[.D195])" office:value-type="float" office:value="1032788.80220304" calcext:value-type="float">
            <text:p>1032788.80220304</text:p>
          </table:table-cell>
          <table:table-cell/>
          <table:table-cell office:value-type="float" office:value="1442688105.48941" calcext:value-type="float">
            <text:p>1442688105.48941</text:p>
          </table:table-cell>
          <table:table-cell table:formula="of:=[.G196]-[.B196]" office:value-type="float" office:value="0.03830885887146" calcext:value-type="float">
            <text:p>0.03830885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688105.51474" calcext:value-type="float">
            <text:p>1442688105.51474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9.3508615493774" calcext:value-type="float">
            <text:p>39.3508615494</text:p>
          </table:table-cell>
          <table:table-cell table:formula="of:=[.C197]/([.D197]-[.D196])" office:value-type="float" office:value="1031330.07188725" calcext:value-type="float">
            <text:p>1031330.07188725</text:p>
          </table:table-cell>
          <table:table-cell/>
          <table:table-cell office:value-type="float" office:value="1442688105.55299" calcext:value-type="float">
            <text:p>1442688105.55299</text:p>
          </table:table-cell>
          <table:table-cell table:formula="of:=[.G197]-[.B197]" office:value-type="float" office:value="0.0382585525512695" calcext:value-type="float">
            <text:p>0.03825855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688105.57827" calcext:value-type="float">
            <text:p>1442688105.57827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9.4143996238708" calcext:value-type="float">
            <text:p>39.4143996239</text:p>
          </table:table-cell>
          <table:table-cell table:formula="of:=[.C198]/([.D198]-[.D197])" office:value-type="float" office:value="1032955.44479884" calcext:value-type="float">
            <text:p>1032955.44479884</text:p>
          </table:table-cell>
          <table:table-cell/>
          <table:table-cell office:value-type="float" office:value="1442688105.61655" calcext:value-type="float">
            <text:p>1442688105.61655</text:p>
          </table:table-cell>
          <table:table-cell table:formula="of:=[.G198]-[.B198]" office:value-type="float" office:value="0.0382716655731201" calcext:value-type="float">
            <text:p>0.03827166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688105.64182" calcext:value-type="float">
            <text:p>1442688105.64182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9.4779465198517" calcext:value-type="float">
            <text:p>39.4779465199</text:p>
          </table:table-cell>
          <table:table-cell table:formula="of:=[.C199]/([.D199]-[.D198])" office:value-type="float" office:value="1032812.05143039" calcext:value-type="float">
            <text:p>1032812.05143039</text:p>
          </table:table-cell>
          <table:table-cell/>
          <table:table-cell office:value-type="float" office:value="1442688105.68008" calcext:value-type="float">
            <text:p>1442688105.68008</text:p>
          </table:table-cell>
          <table:table-cell table:formula="of:=[.G199]-[.B199]" office:value-type="float" office:value="0.038261890411377" calcext:value-type="float">
            <text:p>0.03826189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688105.70541" calcext:value-type="float">
            <text:p>1442688105.70541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9.5415377616882" calcext:value-type="float">
            <text:p>39.5415377617</text:p>
          </table:table-cell>
          <table:table-cell table:formula="of:=[.C200]/([.D200]-[.D199])" office:value-type="float" office:value="1032091.81177335" calcext:value-type="float">
            <text:p>1032091.81177335</text:p>
          </table:table-cell>
          <table:table-cell/>
          <table:table-cell office:value-type="float" office:value="1442688105.74371" calcext:value-type="float">
            <text:p>1442688105.74371</text:p>
          </table:table-cell>
          <table:table-cell table:formula="of:=[.G200]-[.B200]" office:value-type="float" office:value="0.0382928848266602" calcext:value-type="float">
            <text:p>0.03829288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688105.76892" calcext:value-type="float">
            <text:p>1442688105.76892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9.6050426959991" calcext:value-type="float">
            <text:p>39.605042696</text:p>
          </table:table-cell>
          <table:table-cell table:formula="of:=[.C201]/([.D201]-[.D200])" office:value-type="float" office:value="1033494.49475332" calcext:value-type="float">
            <text:p>1033494.49475332</text:p>
          </table:table-cell>
          <table:table-cell/>
          <table:table-cell office:value-type="float" office:value="1442688105.8073" calcext:value-type="float">
            <text:p>1442688105.8073</text:p>
          </table:table-cell>
          <table:table-cell table:formula="of:=[.G201]-[.B201]" office:value-type="float" office:value="0.0383799076080322" calcext:value-type="float">
            <text:p>0.03837990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688105.83243" calcext:value-type="float">
            <text:p>1442688105.83243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9.6685583591461" calcext:value-type="float">
            <text:p>39.6685583591</text:p>
          </table:table-cell>
          <table:table-cell table:formula="of:=[.C202]/([.D202]-[.D201])" office:value-type="float" office:value="1033319.92060179" calcext:value-type="float">
            <text:p>1033319.92060179</text:p>
          </table:table-cell>
          <table:table-cell/>
          <table:table-cell office:value-type="float" office:value="1442688105.87071" calcext:value-type="float">
            <text:p>1442688105.87071</text:p>
          </table:table-cell>
          <table:table-cell table:formula="of:=[.G202]-[.B202]" office:value-type="float" office:value="0.0382752418518066" calcext:value-type="float">
            <text:p>0.03827524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688105.89597" calcext:value-type="float">
            <text:p>1442688105.89597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9.7321002483368" calcext:value-type="float">
            <text:p>39.7321002483</text:p>
          </table:table-cell>
          <table:table-cell table:formula="of:=[.C203]/([.D203]-[.D202])" office:value-type="float" office:value="1032893.4319698" calcext:value-type="float">
            <text:p>1032893.4319698</text:p>
          </table:table-cell>
          <table:table-cell/>
          <table:table-cell office:value-type="float" office:value="1442688105.93428" calcext:value-type="float">
            <text:p>1442688105.93428</text:p>
          </table:table-cell>
          <table:table-cell table:formula="of:=[.G203]-[.B203]" office:value-type="float" office:value="0.0383057594299316" calcext:value-type="float">
            <text:p>0.038305759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688105.95951" calcext:value-type="float">
            <text:p>1442688105.95951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9.79563331604" calcext:value-type="float">
            <text:p>39.795633316</text:p>
          </table:table-cell>
          <table:table-cell table:formula="of:=[.C204]/([.D204]-[.D203])" office:value-type="float" office:value="1033036.8479381" calcext:value-type="float">
            <text:p>1033036.8479381</text:p>
          </table:table-cell>
          <table:table-cell/>
          <table:table-cell office:value-type="float" office:value="1442688105.99785" calcext:value-type="float">
            <text:p>1442688105.99785</text:p>
          </table:table-cell>
          <table:table-cell table:formula="of:=[.G204]-[.B204]" office:value-type="float" office:value="0.0383450984954834" calcext:value-type="float">
            <text:p>0.038345098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688106.02203" calcext:value-type="float">
            <text:p>1442688106.02203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9.8581576347351" calcext:value-type="float">
            <text:p>39.8581576347</text:p>
          </table:table-cell>
          <table:table-cell table:formula="of:=[.C205]/([.D205]-[.D204])" office:value-type="float" office:value="1049703.5612669" calcext:value-type="float">
            <text:p>1049703.5612669</text:p>
          </table:table-cell>
          <table:table-cell/>
          <table:table-cell office:value-type="float" office:value="1442688106.05889" calcext:value-type="float">
            <text:p>1442688106.05889</text:p>
          </table:table-cell>
          <table:table-cell table:formula="of:=[.G205]-[.B205]" office:value-type="float" office:value="0.0368616580963135" calcext:value-type="float">
            <text:p>0.03686165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688106.08261" calcext:value-type="float">
            <text:p>1442688106.08261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9.9187386035919" calcext:value-type="float">
            <text:p>39.9187386036</text:p>
          </table:table-cell>
          <table:table-cell table:formula="of:=[.C206]/([.D206]-[.D205])" office:value-type="float" office:value="1083376.53290305" calcext:value-type="float">
            <text:p>1083376.53290305</text:p>
          </table:table-cell>
          <table:table-cell/>
          <table:table-cell office:value-type="float" office:value="1442688106.11965" calcext:value-type="float">
            <text:p>1442688106.11965</text:p>
          </table:table-cell>
          <table:table-cell table:formula="of:=[.G206]-[.B206]" office:value-type="float" office:value="0.0370392799377441" calcext:value-type="float">
            <text:p>0.037039279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688106.14319" calcext:value-type="float">
            <text:p>1442688106.14319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9.9793190956116" calcext:value-type="float">
            <text:p>39.9793190956</text:p>
          </table:table-cell>
          <table:table-cell table:formula="of:=[.C207]/([.D207]-[.D206])" office:value-type="float" office:value="1083385.06030469" calcext:value-type="float">
            <text:p>1083385.06030469</text:p>
          </table:table-cell>
          <table:table-cell/>
          <table:table-cell office:value-type="float" office:value="1442688106.18016" calcext:value-type="float">
            <text:p>1442688106.18016</text:p>
          </table:table-cell>
          <table:table-cell table:formula="of:=[.G207]-[.B207]" office:value-type="float" office:value="0.0369634628295898" calcext:value-type="float">
            <text:p>0.03696346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688106.20373" calcext:value-type="float">
            <text:p>1442688106.20373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0.0398504734039" calcext:value-type="float">
            <text:p>40.0398504734</text:p>
          </table:table-cell>
          <table:table-cell table:formula="of:=[.C208]/([.D208]-[.D207])" office:value-type="float" office:value="1084264.10225021" calcext:value-type="float">
            <text:p>1084264.10225021</text:p>
          </table:table-cell>
          <table:table-cell/>
          <table:table-cell office:value-type="float" office:value="1442688106.2407" calcext:value-type="float">
            <text:p>1442688106.2407</text:p>
          </table:table-cell>
          <table:table-cell table:formula="of:=[.G208]-[.B208]" office:value-type="float" office:value="0.0369701385498047" calcext:value-type="float">
            <text:p>0.0369701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4:02:41.178511089</dc:date>
    <meta:editing-duration>PT16M17S</meta:editing-duration>
    <meta:editing-cycles>3</meta:editing-cycles>
    <meta:generator>LibreOffice/4.4.2.2$Linux_X86_64 LibreOffice_project/40m0$Build-2</meta:generator>
    <meta:document-statistic meta:table-count="1" meta:cell-count="14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07cm" svg:height="15.912cm" xlink:href=".." xlink:type="simple" chart:class="chart:scatter" chart:style-name="ch1">
        <chart:plot-area chart:style-name="ch2" table:cell-range-address="'source_1.sender_i.routed_msg_pub.network'.D2:'source_1.sender_i.routed_msg_pub.network'.E208" svg:x="0.521cm" svg:y="0.318cm" svg:width="25.028cm" svg:height="15.276cm">
          <chartooo:coordinate-region svg:x="1.883cm" svg:y="0.517cm" svg:width="23.294cm" svg:height="14.4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ource_1.sender_i.routed_msg_pub.network'.E2:'source_1.sender_i.routed_msg_pub.network'.E208" chart:class="chart:scatter">
            <chart:domain table:cell-range-address="'source_1.sender_i.routed_msg_pub.network'.D2:'source_1.sender_i.routed_msg_pub.network'.D208"/>
            <chart:data-point chart:repeated="20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1.sender_i.routed_msg_pub.network'.D2:'source_1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1.sender_i.routed_msg_pub.network'.E2:'source_1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5478286743164">
                <text:p>0.0605478286743164</text:p>
              </table:table-cell>
              <table:table-cell office:value-type="float" office:value="1083969.50703271">
                <text:p>1083969.50703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033430099487">
                <text:p>0.121033430099487</text:p>
              </table:table-cell>
              <table:table-cell office:value-type="float" office:value="1085084.68881137">
                <text:p>1085084.68881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1444883346558">
                <text:p>0.181444883346558</text:p>
              </table:table-cell>
              <table:table-cell office:value-type="float" office:value="1086416.50667761">
                <text:p>1086416.50667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1944551467895">
                <text:p>0.241944551467895</text:p>
              </table:table-cell>
              <table:table-cell office:value-type="float" office:value="1084832.39723512">
                <text:p>1084832.39723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242919921875">
                <text:p>0.30242919921875</text:p>
              </table:table-cell>
              <table:table-cell office:value-type="float" office:value="1085101.79757264">
                <text:p>1085101.79757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2866878509521">
                <text:p>0.362866878509521</text:p>
              </table:table-cell>
              <table:table-cell office:value-type="float" office:value="1085945.07218317">
                <text:p>1085945.07218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3296213150024">
                <text:p>0.423296213150024</text:p>
              </table:table-cell>
              <table:table-cell office:value-type="float" office:value="1086095.02968133">
                <text:p>1086095.02968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3742237091064">
                <text:p>0.483742237091064</text:p>
              </table:table-cell>
              <table:table-cell office:value-type="float" office:value="1085795.15608865">
                <text:p>1085795.15608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4210433959961">
                <text:p>0.544210433959961</text:p>
              </table:table-cell>
              <table:table-cell office:value-type="float" office:value="1085397.00865067">
                <text:p>1085397.00865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468864440918">
                <text:p>0.60468864440918</text:p>
              </table:table-cell>
              <table:table-cell office:value-type="float" office:value="1085217.2958244">
                <text:p>1085217.2958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5098428726196">
                <text:p>0.665098428726196</text:p>
              </table:table-cell>
              <table:table-cell office:value-type="float" office:value="1086446.52090758">
                <text:p>1086446.52090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5571870803833">
                <text:p>0.725571870803833</text:p>
              </table:table-cell>
              <table:table-cell office:value-type="float" office:value="1085302.86593809">
                <text:p>1085302.86593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604793548584">
                <text:p>0.78604793548584</text:p>
              </table:table-cell>
              <table:table-cell office:value-type="float" office:value="1085255.80070568">
                <text:p>1085255.80070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504765033722">
                <text:p>13.8504765033722</text:p>
              </table:table-cell>
              <table:table-cell office:value-type="float" office:value="5023.71762063363">
                <text:p>5023.71762063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9330356121063">
                <text:p>13.9330356121063</text:p>
              </table:table-cell>
              <table:table-cell office:value-type="float" office:value="794969.822304622">
                <text:p>794969.822304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0155501365662">
                <text:p>14.0155501365662</text:p>
              </table:table-cell>
              <table:table-cell office:value-type="float" office:value="795399.360653701">
                <text:p>795399.360653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0980525016785">
                <text:p>14.0980525016785</text:p>
              </table:table-cell>
              <table:table-cell office:value-type="float" office:value="795516.588047625">
                <text:p>795516.588047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1805241107941">
                <text:p>14.1805241107941</text:p>
              </table:table-cell>
              <table:table-cell office:value-type="float" office:value="795813.25869371">
                <text:p>795813.25869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263067483902">
                <text:p>14.263067483902</text:p>
              </table:table-cell>
              <table:table-cell office:value-type="float" office:value="795121.371090546">
                <text:p>795121.3710905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3454842567444">
                <text:p>14.3454842567444</text:p>
              </table:table-cell>
              <table:table-cell office:value-type="float" office:value="796342.755685155">
                <text:p>796342.755685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4279284477234">
                <text:p>14.4279284477234</text:p>
              </table:table-cell>
              <table:table-cell office:value-type="float" office:value="796077.919143079">
                <text:p>796077.9191430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5103714466095">
                <text:p>14.5103714466095</text:p>
              </table:table-cell>
              <table:table-cell office:value-type="float" office:value="796089.430112409">
                <text:p>796089.430112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5928311347961">
                <text:p>14.5928311347961</text:p>
              </table:table-cell>
              <table:table-cell office:value-type="float" office:value="795928.306828466">
                <text:p>795928.306828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6752400398254">
                <text:p>14.6752400398254</text:p>
              </table:table-cell>
              <table:table-cell office:value-type="float" office:value="796418.784798408">
                <text:p>796418.784798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7578551769257">
                <text:p>14.7578551769257</text:p>
              </table:table-cell>
              <table:table-cell office:value-type="float" office:value="794430.685509635">
                <text:p>794430.6855096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8403527736664">
                <text:p>14.8403527736664</text:p>
              </table:table-cell>
              <table:table-cell office:value-type="float" office:value="795562.569007572">
                <text:p>795562.569007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9190828800201">
                <text:p>14.9190828800201</text:p>
              </table:table-cell>
              <table:table-cell office:value-type="float" office:value="833632.812651037">
                <text:p>833632.812651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9976484775543">
                <text:p>14.9976484775543</text:p>
              </table:table-cell>
              <table:table-cell office:value-type="float" office:value="835378.359738778">
                <text:p>835378.359738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0761866569519">
                <text:p>15.0761866569519</text:p>
              </table:table-cell>
              <table:table-cell office:value-type="float" office:value="835669.995197518">
                <text:p>835669.995197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1548721790314">
                <text:p>15.1548721790314</text:p>
              </table:table-cell>
              <table:table-cell office:value-type="float" office:value="834105.160206163">
                <text:p>834105.160206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334988117218">
                <text:p>15.2334988117218</text:p>
              </table:table-cell>
              <table:table-cell office:value-type="float" office:value="834729.884190864">
                <text:p>834729.8841908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3120543956757">
                <text:p>15.3120543956757</text:p>
              </table:table-cell>
              <table:table-cell office:value-type="float" office:value="835484.846482096">
                <text:p>835484.846482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3895726203918">
                <text:p>15.3895726203918</text:p>
              </table:table-cell>
              <table:table-cell office:value-type="float" office:value="846665.416297846">
                <text:p>846665.4162978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4681248664856">
                <text:p>15.4681248664856</text:p>
              </table:table-cell>
              <table:table-cell office:value-type="float" office:value="835520.348096348">
                <text:p>835520.348096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5466783046722">
                <text:p>15.5466783046722</text:p>
              </table:table-cell>
              <table:table-cell office:value-type="float" office:value="835507.668602057">
                <text:p>835507.668602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6252195835114">
                <text:p>15.6252195835114</text:p>
              </table:table-cell>
              <table:table-cell office:value-type="float" office:value="835637.017503172">
                <text:p>835637.017503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7037601470947">
                <text:p>15.7037601470947</text:p>
              </table:table-cell>
              <table:table-cell office:value-type="float" office:value="835644.627509312">
                <text:p>835644.627509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7824237346649">
                <text:p>15.7824237346649</text:p>
              </table:table-cell>
              <table:table-cell office:value-type="float" office:value="834337.741606782">
                <text:p>834337.741606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8570256233215">
                <text:p>15.8570256233215</text:p>
              </table:table-cell>
              <table:table-cell office:value-type="float" office:value="879763.249722758">
                <text:p>879763.2497227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9214560985565">
                <text:p>15.9214560985565</text:p>
              </table:table-cell>
              <table:table-cell office:value-type="float" office:value="1018648.39209446">
                <text:p>1018648.39209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985874414444">
                <text:p>15.985874414444</text:p>
              </table:table-cell>
              <table:table-cell office:value-type="float" office:value="1018840.66815204">
                <text:p>1018840.66815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0503258705139">
                <text:p>16.0503258705139</text:p>
              </table:table-cell>
              <table:table-cell office:value-type="float" office:value="1018316.79223465">
                <text:p>1018316.79223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147274971008">
                <text:p>16.1147274971008</text:p>
              </table:table-cell>
              <table:table-cell office:value-type="float" office:value="1019104.69468384">
                <text:p>1019104.69468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1791942119598">
                <text:p>16.1791942119598</text:p>
              </table:table-cell>
              <table:table-cell office:value-type="float" office:value="1018075.76426905">
                <text:p>1018075.76426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2436168193817">
                <text:p>16.2436168193817</text:p>
              </table:table-cell>
              <table:table-cell office:value-type="float" office:value="1018772.7977262">
                <text:p>1018772.7977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3079936504364">
                <text:p>16.3079936504364</text:p>
              </table:table-cell>
              <table:table-cell office:value-type="float" office:value="1019497.2154539">
                <text:p>1019497.21545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3724825382233">
                <text:p>16.3724825382233</text:p>
              </table:table-cell>
              <table:table-cell office:value-type="float" office:value="1017725.72380086">
                <text:p>1017725.723800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369101524353">
                <text:p>16.4369101524353</text:p>
              </table:table-cell>
              <table:table-cell office:value-type="float" office:value="1018693.62699044">
                <text:p>1018693.626990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5013213157654">
                <text:p>16.5013213157654</text:p>
              </table:table-cell>
              <table:table-cell office:value-type="float" office:value="1018953.8056263">
                <text:p>1018953.80562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5657765865326">
                <text:p>16.5657765865326</text:p>
              </table:table-cell>
              <table:table-cell office:value-type="float" office:value="1018256.52454456">
                <text:p>1018256.524544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6301686763763">
                <text:p>16.6301686763763</text:p>
              </table:table-cell>
              <table:table-cell office:value-type="float" office:value="1019255.62843602">
                <text:p>1019255.62843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6945927143097">
                <text:p>16.6945927143097</text:p>
              </table:table-cell>
              <table:table-cell office:value-type="float" office:value="1018750.1762603">
                <text:p>1018750.1762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590372562408">
                <text:p>16.7590372562408</text:p>
              </table:table-cell>
              <table:table-cell office:value-type="float" office:value="1018426.04560858">
                <text:p>1018426.04560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823456287384">
                <text:p>16.823456287384</text:p>
              </table:table-cell>
              <table:table-cell office:value-type="float" office:value="1018829.35578642">
                <text:p>1018829.35578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8900969028473">
                <text:p>16.8900969028473</text:p>
              </table:table-cell>
              <table:table-cell office:value-type="float" office:value="984864.853719532">
                <text:p>984864.853719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9566740989685">
                <text:p>16.9566740989685</text:p>
              </table:table-cell>
              <table:table-cell office:value-type="float" office:value="985803.004988451">
                <text:p>985803.004988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0232152938843">
                <text:p>17.0232152938843</text:p>
              </table:table-cell>
              <table:table-cell office:value-type="float" office:value="986336.360251385">
                <text:p>986336.3602513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0897850990295">
                <text:p>17.0897850990295</text:p>
              </table:table-cell>
              <table:table-cell office:value-type="float" office:value="985912.454704993">
                <text:p>985912.4547049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1563980579376">
                <text:p>17.1563980579376</text:p>
              </table:table-cell>
              <table:table-cell office:value-type="float" office:value="985273.752672739">
                <text:p>985273.752672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2230319976807">
                <text:p>17.2230319976807</text:p>
              </table:table-cell>
              <table:table-cell office:value-type="float" office:value="984963.522389555">
                <text:p>984963.5223895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2895932197571">
                <text:p>17.2895932197571</text:p>
              </table:table-cell>
              <table:table-cell office:value-type="float" office:value="986039.58810508">
                <text:p>986039.58810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3561704158783">
                <text:p>17.3561704158783</text:p>
              </table:table-cell>
              <table:table-cell office:value-type="float" office:value="985803.004988451">
                <text:p>985803.004988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4227421283722">
                <text:p>17.4227421283722</text:p>
              </table:table-cell>
              <table:table-cell office:value-type="float" office:value="985884.207290257">
                <text:p>985884.2072902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4893410205841">
                <text:p>17.4893410205841</text:p>
              </table:table-cell>
              <table:table-cell office:value-type="float" office:value="985481.857433342">
                <text:p>985481.857433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5561068058014">
                <text:p>17.5561068058014</text:p>
              </table:table-cell>
              <table:table-cell office:value-type="float" office:value="983018.469511063">
                <text:p>983018.469511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6227149963379">
                <text:p>17.6227149963379</text:p>
              </table:table-cell>
              <table:table-cell office:value-type="float" office:value="985344.286811633">
                <text:p>985344.286811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6892862319946">
                <text:p>17.6892862319946</text:p>
              </table:table-cell>
              <table:table-cell office:value-type="float" office:value="985891.268992193">
                <text:p>985891.2689921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7559435367584">
                <text:p>17.7559435367584</text:p>
              </table:table-cell>
              <table:table-cell office:value-type="float" office:value="984618.268508947">
                <text:p>984618.2685089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8225660324097">
                <text:p>17.8225660324097</text:p>
              </table:table-cell>
              <table:table-cell office:value-type="float" office:value="985132.714684989">
                <text:p>985132.7146849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8892683982849">
                <text:p>17.8892683982849</text:p>
              </table:table-cell>
              <table:table-cell office:value-type="float" office:value="983953.104793223">
                <text:p>983953.1047932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9559297561646">
                <text:p>17.9559297561646</text:p>
              </table:table-cell>
              <table:table-cell office:value-type="float" office:value="984558.402163106">
                <text:p>984558.4021631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0224483013153">
                <text:p>18.0224483013153</text:p>
              </table:table-cell>
              <table:table-cell office:value-type="float" office:value="986672.210753444">
                <text:p>986672.210753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0889508724213">
                <text:p>18.0889508724213</text:p>
              </table:table-cell>
              <table:table-cell office:value-type="float" office:value="986909.211305981">
                <text:p>986909.211305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1555485725403">
                <text:p>18.1555485725403</text:p>
              </table:table-cell>
              <table:table-cell office:value-type="float" office:value="985499.497470743">
                <text:p>985499.4974707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2220802307129">
                <text:p>18.2220802307129</text:p>
              </table:table-cell>
              <table:table-cell office:value-type="float" office:value="986477.74311782">
                <text:p>986477.74311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2886085510254">
                <text:p>18.2886085510254</text:p>
              </table:table-cell>
              <table:table-cell office:value-type="float" office:value="986527.236697248">
                <text:p>986527.2366972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3552150726318">
                <text:p>18.3552150726318</text:p>
              </table:table-cell>
              <table:table-cell office:value-type="float" office:value="985368.976146158">
                <text:p>985368.976146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4217638969421">
                <text:p>18.4217638969421</text:p>
              </table:table-cell>
              <table:table-cell office:value-type="float" office:value="986223.283133782">
                <text:p>986223.2831337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4883182048798">
                <text:p>18.4883182048798</text:p>
              </table:table-cell>
              <table:table-cell office:value-type="float" office:value="986142.024968744">
                <text:p>986142.0249687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5549373626709">
                <text:p>18.5549373626709</text:p>
              </table:table-cell>
              <table:table-cell office:value-type="float" office:value="985182.073387469">
                <text:p>985182.0733874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6214816570282">
                <text:p>18.6214816570282</text:p>
              </table:table-cell>
              <table:table-cell office:value-type="float" office:value="986290.419545192">
                <text:p>986290.419545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6880111694336">
                <text:p>18.6880111694336</text:p>
              </table:table-cell>
              <table:table-cell office:value-type="float" office:value="986509.55984877">
                <text:p>986509.559848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7545902729034">
                <text:p>18.7545902729034</text:p>
              </table:table-cell>
              <table:table-cell office:value-type="float" office:value="985774.763844972">
                <text:p>985774.7638449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8211662769318">
                <text:p>18.8211662769318</text:p>
              </table:table-cell>
              <table:table-cell office:value-type="float" office:value="985820.656524853">
                <text:p>985820.6565248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8846201896667">
                <text:p>18.8846201896667</text:p>
              </table:table-cell>
              <table:table-cell office:value-type="float" office:value="1034325.49973886">
                <text:p>1034325.499738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9482598304749">
                <text:p>18.9482598304749</text:p>
              </table:table-cell>
              <table:table-cell office:value-type="float" office:value="1031306.88933179">
                <text:p>1031306.889331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0118336677551">
                <text:p>19.0118336677551</text:p>
              </table:table-cell>
              <table:table-cell office:value-type="float" office:value="1032374.36668567">
                <text:p>1032374.366685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0754053592682">
                <text:p>19.0754053592682</text:p>
              </table:table-cell>
              <table:table-cell office:value-type="float" office:value="1032409.21293584">
                <text:p>1032409.212935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1389293670654">
                <text:p>19.1389293670654</text:p>
              </table:table-cell>
              <table:table-cell office:value-type="float" office:value="1033184.18147493">
                <text:p>1033184.181474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2025411128998">
                <text:p>19.2025411128998</text:p>
              </table:table-cell>
              <table:table-cell office:value-type="float" office:value="1031759.13723403">
                <text:p>1031759.137234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2662243843079">
                <text:p>19.2662243843079</text:p>
              </table:table-cell>
              <table:table-cell office:value-type="float" office:value="1030600.3216988">
                <text:p>1030600.32169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3298373222351">
                <text:p>19.3298373222351</text:p>
              </table:table-cell>
              <table:table-cell office:value-type="float" office:value="1031739.80228775">
                <text:p>1031739.80228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3933653831482">
                <text:p>19.3933653831482</text:p>
              </table:table-cell>
              <table:table-cell office:value-type="float" office:value="1033118.26390849">
                <text:p>1033118.263908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4569816589355">
                <text:p>19.4569816589355</text:p>
              </table:table-cell>
              <table:table-cell office:value-type="float" office:value="1031685.66829319">
                <text:p>1031685.668293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5205318927765">
                <text:p>19.5205318927765</text:p>
              </table:table-cell>
              <table:table-cell office:value-type="float" office:value="1032757.8048614">
                <text:p>1032757.80486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5840437412262">
                <text:p>19.5840437412262</text:p>
              </table:table-cell>
              <table:table-cell office:value-type="float" office:value="1033381.98465396">
                <text:p>1033381.984653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475124359131">
                <text:p>19.6475124359131</text:p>
              </table:table-cell>
              <table:table-cell office:value-type="float" office:value="1034084.60381583">
                <text:p>1034084.603815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711049079895">
                <text:p>19.711049079895</text:p>
              </table:table-cell>
              <table:table-cell office:value-type="float" office:value="1032978.7015295">
                <text:p>1032978.70152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746069431305">
                <text:p>19.7746069431305</text:p>
              </table:table-cell>
              <table:table-cell office:value-type="float" office:value="1032633.8340992">
                <text:p>1032633.83409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8381462097168">
                <text:p>19.8381462097168</text:p>
              </table:table-cell>
              <table:table-cell office:value-type="float" office:value="1032936.06498989">
                <text:p>1032936.06498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8987545967102">
                <text:p>19.8987545967102</text:p>
              </table:table-cell>
              <table:table-cell office:value-type="float" office:value="1082886.43298061">
                <text:p>1082886.432980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9593460559845">
                <text:p>19.9593460559845</text:p>
              </table:table-cell>
              <table:table-cell office:value-type="float" office:value="1083188.96402362">
                <text:p>1083188.964023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0198810100555">
                <text:p>20.0198810100555</text:p>
              </table:table-cell>
              <table:table-cell office:value-type="float" office:value="1084200.04619105">
                <text:p>1084200.04619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0804672241211">
                <text:p>20.0804672241211</text:p>
              </table:table-cell>
              <table:table-cell office:value-type="float" office:value="1083282.74034401">
                <text:p>1083282.740344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1410114765167">
                <text:p>20.1410114765167</text:p>
              </table:table-cell>
              <table:table-cell office:value-type="float" office:value="1084033.53585282">
                <text:p>1084033.535852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2015676498413">
                <text:p>20.2015676498413</text:p>
              </table:table-cell>
              <table:table-cell office:value-type="float" office:value="1083820.13586308">
                <text:p>1083820.135863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2620871067047">
                <text:p>20.2620871067047</text:p>
              </table:table-cell>
              <table:table-cell office:value-type="float" office:value="1084477.67712351">
                <text:p>1084477.677123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3226344585419">
                <text:p>20.3226344585419</text:p>
              </table:table-cell>
              <table:table-cell office:value-type="float" office:value="1083978.04377171">
                <text:p>1083978.043771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3832840919495">
                <text:p>20.3832840919495</text:p>
              </table:table-cell>
              <table:table-cell office:value-type="float" office:value="1082149.98694095">
                <text:p>1082149.986940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4438591003418">
                <text:p>20.4438591003418</text:p>
              </table:table-cell>
              <table:table-cell office:value-type="float" office:value="1083483.13507301">
                <text:p>1083483.135073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5044875144958">
                <text:p>20.5044875144958</text:p>
              </table:table-cell>
              <table:table-cell office:value-type="float" office:value="1082528.72709541">
                <text:p>1082528.72709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5650668144226">
                <text:p>20.5650668144226</text:p>
              </table:table-cell>
              <table:table-cell office:value-type="float" office:value="1083406.37939611">
                <text:p>1083406.379396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6256093978882">
                <text:p>20.6256093978882</text:p>
              </table:table-cell>
              <table:table-cell office:value-type="float" office:value="1084063.41855758">
                <text:p>1084063.418557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6861901283264">
                <text:p>20.6861901283264</text:p>
              </table:table-cell>
              <table:table-cell office:value-type="float" office:value="1083380.79658709">
                <text:p>1083380.796587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7467494010925">
                <text:p>20.7467494010925</text:p>
              </table:table-cell>
              <table:table-cell office:value-type="float" office:value="1083764.66562731">
                <text:p>1083764.665627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8074049949646">
                <text:p>20.8074049949646</text:p>
              </table:table-cell>
              <table:table-cell office:value-type="float" office:value="1082043.64692934">
                <text:p>1082043.646929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8800160884857">
                <text:p>33.8800160884857</text:p>
              </table:table-cell>
              <table:table-cell office:value-type="float" office:value="5020.57313037697">
                <text:p>5020.573130376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962554693222">
                <text:p>33.962554693222</text:p>
              </table:table-cell>
              <table:table-cell office:value-type="float" office:value="795167.306373342">
                <text:p>795167.3063733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045184135437">
                <text:p>34.045184135437</text:p>
              </table:table-cell>
              <table:table-cell office:value-type="float" office:value="794293.150730149">
                <text:p>794293.1507301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.1275978088379">
                <text:p>34.1275978088379</text:p>
              </table:table-cell>
              <table:table-cell office:value-type="float" office:value="796372.704815025">
                <text:p>796372.7048150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.2099957466125">
                <text:p>34.2099957466125</text:p>
              </table:table-cell>
              <table:table-cell office:value-type="float" office:value="796524.789000064">
                <text:p>796524.7890000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2924239635468">
                <text:p>34.2924239635468</text:p>
              </table:table-cell>
              <table:table-cell office:value-type="float" office:value="796232.193793405">
                <text:p>796232.193793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3750276565552">
                <text:p>34.3750276565552</text:p>
              </table:table-cell>
              <table:table-cell office:value-type="float" office:value="794540.747631074">
                <text:p>794540.7476310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4575657844543">
                <text:p>34.4575657844543</text:p>
              </table:table-cell>
              <table:table-cell office:value-type="float" office:value="795171.900193535">
                <text:p>795171.9001935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5399687290192">
                <text:p>34.5399687290192</text:p>
              </table:table-cell>
              <table:table-cell office:value-type="float" office:value="796476.392277134">
                <text:p>796476.392277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6223714351654">
                <text:p>34.6223714351654</text:p>
              </table:table-cell>
              <table:table-cell office:value-type="float" office:value="796478.696749628">
                <text:p>796478.6967496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7047986984253">
                <text:p>34.7047986984253</text:p>
              </table:table-cell>
              <table:table-cell office:value-type="float" office:value="796241.406111794">
                <text:p>796241.4061117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.7871971130371">
                <text:p>34.7871971130371</text:p>
              </table:table-cell>
              <table:table-cell office:value-type="float" office:value="796520.179534959">
                <text:p>796520.1795349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.8679022789001">
                <text:p>34.8679022789001</text:p>
              </table:table-cell>
              <table:table-cell office:value-type="float" office:value="813231.709496547">
                <text:p>813231.7094965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.9464139938354">
                <text:p>34.9464139938354</text:p>
              </table:table-cell>
              <table:table-cell office:value-type="float" office:value="835951.680001944">
                <text:p>835951.6800019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.0249338150024">
                <text:p>35.0249338150024</text:p>
              </table:table-cell>
              <table:table-cell office:value-type="float" office:value="835865.377996939">
                <text:p>835865.3779969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.1034119129181">
                <text:p>35.1034119129181</text:p>
              </table:table-cell>
              <table:table-cell office:value-type="float" office:value="836309.769772239">
                <text:p>836309.7697722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.1819176673889">
                <text:p>35.1819176673889</text:p>
              </table:table-cell>
              <table:table-cell office:value-type="float" office:value="836015.148728882">
                <text:p>836015.1487288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2605707645416">
                <text:p>35.2605707645416</text:p>
              </table:table-cell>
              <table:table-cell office:value-type="float" office:value="834449.022046409">
                <text:p>834449.0220464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3391144275665">
                <text:p>35.3391144275665</text:p>
              </table:table-cell>
              <table:table-cell office:value-type="float" office:value="835611.651817045">
                <text:p>835611.6518170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.4177367687225">
                <text:p>35.4177367687225</text:p>
              </table:table-cell>
              <table:table-cell office:value-type="float" office:value="834775.44722015">
                <text:p>834775.447220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.4963130950928">
                <text:p>35.4963130950928</text:p>
              </table:table-cell>
              <table:table-cell office:value-type="float" office:value="835264.296917527">
                <text:p>835264.296917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5750052928925">
                <text:p>35.5750052928925</text:p>
              </table:table-cell>
              <table:table-cell office:value-type="float" office:value="834034.400298128">
                <text:p>834034.4002981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6525096893311">
                <text:p>35.6525096893311</text:p>
              </table:table-cell>
              <table:table-cell office:value-type="float" office:value="846816.477720663">
                <text:p>846816.4777206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7310879230499">
                <text:p>35.7310879230499</text:p>
              </table:table-cell>
              <table:table-cell office:value-type="float" office:value="835244.022343521">
                <text:p>835244.0223435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8096730709076">
                <text:p>35.8096730709076</text:p>
              </table:table-cell>
              <table:table-cell office:value-type="float" office:value="835170.535262886">
                <text:p>835170.5352628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8793587684631">
                <text:p>35.8793587684631</text:p>
              </table:table-cell>
              <table:table-cell office:value-type="float" office:value="941828.844400803">
                <text:p>941828.8444008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9437959194183">
                <text:p>35.9437959194183</text:p>
              </table:table-cell>
              <table:table-cell office:value-type="float" office:value="1018542.85962504">
                <text:p>1018542.859625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0082058906555">
                <text:p>36.0082058906555</text:p>
              </table:table-cell>
              <table:table-cell office:value-type="float" office:value="1018972.66431493">
                <text:p>1018972.664314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0725939273834">
                <text:p>36.0725939273834</text:p>
              </table:table-cell>
              <table:table-cell office:value-type="float" office:value="1019319.78881965">
                <text:p>1019319.788819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1369457244873">
                <text:p>36.1369457244873</text:p>
              </table:table-cell>
              <table:table-cell office:value-type="float" office:value="1019893.81732497">
                <text:p>1019893.817324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2013530731201">
                <text:p>36.2013530731201</text:p>
              </table:table-cell>
              <table:table-cell office:value-type="float" office:value="1019014.15588723">
                <text:p>1019014.155887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2657594680786">
                <text:p>36.2657594680786</text:p>
              </table:table-cell>
              <table:table-cell office:value-type="float" office:value="1019029.24456948">
                <text:p>1019029.244569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3302190303802">
                <text:p>36.3302190303802</text:p>
              </table:table-cell>
              <table:table-cell office:value-type="float" office:value="1018188.73191968">
                <text:p>1018188.731919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3946328163147">
                <text:p>36.3946328163147</text:p>
              </table:table-cell>
              <table:table-cell office:value-type="float" office:value="1018912.31896836">
                <text:p>1018912.31896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4590773582458">
                <text:p>36.4590773582458</text:p>
              </table:table-cell>
              <table:table-cell office:value-type="float" office:value="1018426.04560858">
                <text:p>1018426.04560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523512840271">
                <text:p>36.523512840271</text:p>
              </table:table-cell>
              <table:table-cell office:value-type="float" office:value="1018569.24069237">
                <text:p>1018569.240692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5878913402557">
                <text:p>36.5878913402557</text:p>
              </table:table-cell>
              <table:table-cell office:value-type="float" office:value="1019470.78629598">
                <text:p>1019470.786295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6522767543793">
                <text:p>36.6522767543793</text:p>
              </table:table-cell>
              <table:table-cell office:value-type="float" office:value="1019361.30866648">
                <text:p>1019361.308666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7167439460754">
                <text:p>36.7167439460754</text:p>
              </table:table-cell>
              <table:table-cell office:value-type="float" office:value="1018068.23398362">
                <text:p>1018068.233983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7811653614044">
                <text:p>36.7811653614044</text:p>
              </table:table-cell>
              <table:table-cell office:value-type="float" office:value="1018791.64971521">
                <text:p>1018791.649715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8468263149261">
                <text:p>36.8468263149261</text:p>
              </table:table-cell>
              <table:table-cell office:value-type="float" office:value="999559.045061401">
                <text:p>999559.0450614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.9134392738342">
                <text:p>36.9134392738342</text:p>
              </table:table-cell>
              <table:table-cell office:value-type="float" office:value="985273.752672739">
                <text:p>985273.7526727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.9800190925598">
                <text:p>36.9800190925598</text:p>
              </table:table-cell>
              <table:table-cell office:value-type="float" office:value="985764.173833329">
                <text:p>985764.1738333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0465452671051">
                <text:p>37.0465452671051</text:p>
              </table:table-cell>
              <table:table-cell office:value-type="float" office:value="986559.056620949">
                <text:p>986559.0566209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.1131711006165">
                <text:p>37.1131711006165</text:p>
              </table:table-cell>
              <table:table-cell office:value-type="float" office:value="985083.360928112">
                <text:p>985083.360928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1797194480896">
                <text:p>37.1797194480896</text:p>
              </table:table-cell>
              <table:table-cell office:value-type="float" office:value="986230.349694043">
                <text:p>986230.3496940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2463173866272">
                <text:p>37.2463173866272</text:p>
              </table:table-cell>
              <table:table-cell office:value-type="float" office:value="985495.969412742">
                <text:p>985495.9694127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.3128867149353">
                <text:p>37.3128867149353</text:p>
              </table:table-cell>
              <table:table-cell office:value-type="float" office:value="985919.516811598">
                <text:p>985919.5168115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3794779777527">
                <text:p>37.3794779777527</text:p>
              </table:table-cell>
              <table:table-cell office:value-type="float" office:value="985594.764586257">
                <text:p>985594.7645862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.4460394382477">
                <text:p>37.4460394382477</text:p>
              </table:table-cell>
              <table:table-cell office:value-type="float" office:value="986036.056179011">
                <text:p>986036.0561790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5125887393951">
                <text:p>37.5125887393951</text:p>
              </table:table-cell>
              <table:table-cell office:value-type="float" office:value="986216.216674787">
                <text:p>986216.2166747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5791246891022">
                <text:p>37.5791246891022</text:p>
              </table:table-cell>
              <table:table-cell office:value-type="float" office:value="986414.115812407">
                <text:p>986414.1158124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.6456410884857">
                <text:p>37.6456410884857</text:p>
              </table:table-cell>
              <table:table-cell office:value-type="float" office:value="986704.040030109">
                <text:p>986704.0400301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.7121434211731">
                <text:p>37.7121434211731</text:p>
              </table:table-cell>
              <table:table-cell office:value-type="float" office:value="986912.749490017">
                <text:p>986912.7494900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7786917686462">
                <text:p>37.7786917686462</text:p>
              </table:table-cell>
              <table:table-cell office:value-type="float" office:value="986230.349694043">
                <text:p>986230.3496940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845308303833">
                <text:p>37.845308303833</text:p>
              </table:table-cell>
              <table:table-cell office:value-type="float" office:value="985220.858695108">
                <text:p>985220.8586951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9118800163269">
                <text:p>37.9118800163269</text:p>
              </table:table-cell>
              <table:table-cell office:value-type="float" office:value="985884.207290257">
                <text:p>985884.207290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9784014225006">
                <text:p>37.9784014225006</text:p>
              </table:table-cell>
              <table:table-cell office:value-type="float" office:value="986629.7749121">
                <text:p>986629.77491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0449516773224">
                <text:p>38.0449516773224</text:p>
              </table:table-cell>
              <table:table-cell office:value-type="float" office:value="986202.084060588">
                <text:p>986202.0840605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1115005016327">
                <text:p>38.1115005016327</text:p>
              </table:table-cell>
              <table:table-cell office:value-type="float" office:value="986223.283133782">
                <text:p>986223.2831337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1780281066895">
                <text:p>38.1780281066895</text:p>
              </table:table-cell>
              <table:table-cell office:value-type="float" office:value="986537.843110412">
                <text:p>986537.8431104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24453997612">
                <text:p>38.24453997612</text:p>
              </table:table-cell>
              <table:table-cell office:value-type="float" office:value="986771.241914034">
                <text:p>986771.2419140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3110792636871">
                <text:p>38.3110792636871</text:p>
              </table:table-cell>
              <table:table-cell office:value-type="float" office:value="986364.63358248">
                <text:p>986364.633582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3776803016663">
                <text:p>38.3776803016663</text:p>
              </table:table-cell>
              <table:table-cell office:value-type="float" office:value="985450.106957347">
                <text:p>985450.1069573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.4441804885864">
                <text:p>38.4441804885864</text:p>
              </table:table-cell>
              <table:table-cell office:value-type="float" office:value="986944.594288009">
                <text:p>986944.5942880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.5107524394989">
                <text:p>38.5107524394989</text:p>
              </table:table-cell>
              <table:table-cell office:value-type="float" office:value="985880.676477224">
                <text:p>985880.6764772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.5773682594299">
                <text:p>38.5773682594299</text:p>
              </table:table-cell>
              <table:table-cell office:value-type="float" office:value="985231.437036295">
                <text:p>985231.4370362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.643899679184">
                <text:p>38.643899679184</text:p>
              </table:table-cell>
              <table:table-cell office:value-type="float" office:value="986481.278208799">
                <text:p>986481.2782087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.7104244232178">
                <text:p>38.7104244232178</text:p>
              </table:table-cell>
              <table:table-cell office:value-type="float" office:value="986580.271043813">
                <text:p>986580.2710438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.7769589424133">
                <text:p>38.7769589424133</text:p>
              </table:table-cell>
              <table:table-cell office:value-type="float" office:value="986435.324002207">
                <text:p>986435.3240022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.8423366546631">
                <text:p>38.8423366546631</text:p>
              </table:table-cell>
              <table:table-cell office:value-type="float" office:value="1003889.51741341">
                <text:p>1003889.517413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9058835506439">
                <text:p>38.9058835506439</text:p>
              </table:table-cell>
              <table:table-cell office:value-type="float" office:value="1032812.05143039">
                <text:p>1032812.051430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9694099426269">
                <text:p>38.9694099426269</text:p>
              </table:table-cell>
              <table:table-cell office:value-type="float" office:value="1033145.40541717">
                <text:p>1033145.405417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.0329568386078">
                <text:p>39.0329568386078</text:p>
              </table:table-cell>
              <table:table-cell office:value-type="float" office:value="1032812.05143039">
                <text:p>1032812.051430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.0965421199799">
                <text:p>39.0965421199799</text:p>
              </table:table-cell>
              <table:table-cell office:value-type="float" office:value="1032188.55973843">
                <text:p>1032188.559738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.1601178646088">
                <text:p>39.1601178646088</text:p>
              </table:table-cell>
              <table:table-cell office:value-type="float" office:value="1032343.39421577">
                <text:p>1032343.394215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2236750125885">
                <text:p>39.2236750125885</text:p>
              </table:table-cell>
              <table:table-cell office:value-type="float" office:value="1032645.45509382">
                <text:p>1032645.455093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2872233390808">
                <text:p>39.2872233390808</text:p>
              </table:table-cell>
              <table:table-cell office:value-type="float" office:value="1032788.80220304">
                <text:p>1032788.802203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3508615493774">
                <text:p>39.3508615493774</text:p>
              </table:table-cell>
              <table:table-cell office:value-type="float" office:value="1031330.07188725">
                <text:p>1031330.071887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4143996238708">
                <text:p>39.4143996238708</text:p>
              </table:table-cell>
              <table:table-cell office:value-type="float" office:value="1032955.44479884">
                <text:p>1032955.444798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779465198517">
                <text:p>39.4779465198517</text:p>
              </table:table-cell>
              <table:table-cell office:value-type="float" office:value="1032812.05143039">
                <text:p>1032812.051430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5415377616882">
                <text:p>39.5415377616882</text:p>
              </table:table-cell>
              <table:table-cell office:value-type="float" office:value="1032091.81177335">
                <text:p>1032091.811773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6050426959991">
                <text:p>39.6050426959991</text:p>
              </table:table-cell>
              <table:table-cell office:value-type="float" office:value="1033494.49475332">
                <text:p>1033494.494753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.6685583591461">
                <text:p>39.6685583591461</text:p>
              </table:table-cell>
              <table:table-cell office:value-type="float" office:value="1033319.92060179">
                <text:p>1033319.920601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.7321002483368">
                <text:p>39.7321002483368</text:p>
              </table:table-cell>
              <table:table-cell office:value-type="float" office:value="1032893.4319698">
                <text:p>1032893.43196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.79563331604">
                <text:p>39.79563331604</text:p>
              </table:table-cell>
              <table:table-cell office:value-type="float" office:value="1033036.8479381">
                <text:p>1033036.84793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.8581576347351">
                <text:p>39.8581576347351</text:p>
              </table:table-cell>
              <table:table-cell office:value-type="float" office:value="1049703.5612669">
                <text:p>1049703.56126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.9187386035919">
                <text:p>39.9187386035919</text:p>
              </table:table-cell>
              <table:table-cell office:value-type="float" office:value="1083376.53290305">
                <text:p>1083376.532903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.9793190956116">
                <text:p>39.9793190956116</text:p>
              </table:table-cell>
              <table:table-cell office:value-type="float" office:value="1083385.06030469">
                <text:p>1083385.060304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.0398504734039">
                <text:p>40.0398504734039</text:p>
              </table:table-cell>
              <table:table-cell office:value-type="float" office:value="1084264.10225021">
                <text:p>1084264.10225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